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36.74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33.9pt"/>
    </style:style>
    <style:style style:name="co7" style:family="table-column">
      <style:table-column-properties fo:break-before="auto" style:column-width="62.19pt"/>
    </style:style>
    <style:style style:name="co8" style:family="table-column">
      <style:table-column-properties fo:break-before="auto" style:column-width="63.6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ategory" style:data-style-name="N0"/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2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cannon-su.2017-12-12.03.51.09.k8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GF/s</text:p>
          </table:table-cell>
          <table:table-cell office:value-type="string" calcext:value-type="string">
            <text:p>t_mult_ms</text:p>
          </table:table-cell>
          <table:table-cell office:value-type="string" calcext:value-type="string">
            <text:p>t_comm_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" calcext:value-type="float">
            <text:p>19.2</text:p>
          </table:table-cell>
          <table:table-cell office:value-type="float" office:value="111.861" calcext:value-type="float">
            <text:p>111.861</text:p>
          </table:table-cell>
          <table:table-cell office:value-type="float" office:value="64.095" calcext:value-type="float">
            <text:p>64.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3" calcext:value-type="float">
            <text:p>19.33</text:p>
          </table:table-cell>
          <table:table-cell office:value-type="float" office:value="111.068" calcext:value-type="float">
            <text:p>111.068</text:p>
          </table:table-cell>
          <table:table-cell office:value-type="float" office:value="32.727" calcext:value-type="float">
            <text:p>32.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8" calcext:value-type="float">
            <text:p>19.38</text:p>
          </table:table-cell>
          <table:table-cell office:value-type="float" office:value="110.793" calcext:value-type="float">
            <text:p>110.793</text:p>
          </table:table-cell>
          <table:table-cell office:value-type="float" office:value="32.651" calcext:value-type="float">
            <text:p>32.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5" calcext:value-type="float">
            <text:p>19.35</text:p>
          </table:table-cell>
          <table:table-cell office:value-type="float" office:value="110.954" calcext:value-type="float">
            <text:p>110.954</text:p>
          </table:table-cell>
          <table:table-cell office:value-type="float" office:value="32.295" calcext:value-type="float">
            <text:p>32.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" calcext:value-type="float">
            <text:p>19.3</text:p>
          </table:table-cell>
          <table:table-cell office:value-type="float" office:value="111.249" calcext:value-type="float">
            <text:p>111.249</text:p>
          </table:table-cell>
          <table:table-cell office:value-type="float" office:value="32.411" calcext:value-type="float">
            <text:p>32.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2" calcext:value-type="float">
            <text:p>19.32</text:p>
          </table:table-cell>
          <table:table-cell office:value-type="float" office:value="111.133" calcext:value-type="float">
            <text:p>111.133</text:p>
          </table:table-cell>
          <table:table-cell office:value-type="float" office:value="32.349" calcext:value-type="float">
            <text:p>32.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7" calcext:value-type="float">
            <text:p>19.27</text:p>
          </table:table-cell>
          <table:table-cell office:value-type="float" office:value="111.47" calcext:value-type="float">
            <text:p>111.47</text:p>
          </table:table-cell>
          <table:table-cell office:value-type="float" office:value="35.031" calcext:value-type="float">
            <text:p>35.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5" calcext:value-type="float">
            <text:p>19.25</text:p>
          </table:table-cell>
          <table:table-cell office:value-type="float" office:value="111.559" calcext:value-type="float">
            <text:p>111.559</text:p>
          </table:table-cell>
          <table:table-cell office:value-type="float" office:value="32.862" calcext:value-type="float">
            <text:p>32.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4" calcext:value-type="float">
            <text:p>19.24</text:p>
          </table:table-cell>
          <table:table-cell office:value-type="float" office:value="111.623" calcext:value-type="float">
            <text:p>111.623</text:p>
          </table:table-cell>
          <table:table-cell office:value-type="float" office:value="33.098" calcext:value-type="float">
            <text:p>33.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8" calcext:value-type="float">
            <text:p>19.28</text:p>
          </table:table-cell>
          <table:table-cell office:value-type="float" office:value="111.362" calcext:value-type="float">
            <text:p>111.362</text:p>
          </table:table-cell>
          <table:table-cell office:value-type="float" office:value="33.068" calcext:value-type="float">
            <text:p>33.0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334.205" calcext:value-type="float">
            <text:p>469334.205</text:p>
          </table:table-cell>
          <table:table-cell office:value-type="float" office:value="1883.04" calcext:value-type="float">
            <text:p>188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253.328" calcext:value-type="float">
            <text:p>469253.328</text:p>
          </table:table-cell>
          <table:table-cell office:value-type="float" office:value="1840.113" calcext:value-type="float">
            <text:p>1840.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097.573" calcext:value-type="float">
            <text:p>469097.573</text:p>
          </table:table-cell>
          <table:table-cell office:value-type="float" office:value="1835.254" calcext:value-type="float">
            <text:p>1835.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6" calcext:value-type="float">
            <text:p>18.76</text:p>
          </table:table-cell>
          <table:table-cell office:value-type="float" office:value="468969.778" calcext:value-type="float">
            <text:p>468969.778</text:p>
          </table:table-cell>
          <table:table-cell office:value-type="float" office:value="1836.125" calcext:value-type="float">
            <text:p>1836.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081.555" calcext:value-type="float">
            <text:p>469081.555</text:p>
          </table:table-cell>
          <table:table-cell office:value-type="float" office:value="1837.789" calcext:value-type="float">
            <text:p>1837.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237.722" calcext:value-type="float">
            <text:p>469237.722</text:p>
          </table:table-cell>
          <table:table-cell office:value-type="float" office:value="1840.227" calcext:value-type="float">
            <text:p>1840.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158.179" calcext:value-type="float">
            <text:p>469158.179</text:p>
          </table:table-cell>
          <table:table-cell office:value-type="float" office:value="1839.886" calcext:value-type="float">
            <text:p>1839.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3" calcext:value-type="float">
            <text:p>18.73</text:p>
          </table:table-cell>
          <table:table-cell office:value-type="float" office:value="469536.5" calcext:value-type="float">
            <text:p>469536.5</text:p>
          </table:table-cell>
          <table:table-cell office:value-type="float" office:value="1842.989" calcext:value-type="float">
            <text:p>1842.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466.729" calcext:value-type="float">
            <text:p>469466.729</text:p>
          </table:table-cell>
          <table:table-cell office:value-type="float" office:value="1833.944" calcext:value-type="float">
            <text:p>1833.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415.168" calcext:value-type="float">
            <text:p>469415.168</text:p>
          </table:table-cell>
          <table:table-cell office:value-type="float" office:value="1838.507" calcext:value-type="float">
            <text:p>1838.5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57" calcext:value-type="float">
            <text:p>10.57</text:p>
          </table:table-cell>
          <table:table-cell office:value-type="float" office:value="3.174" calcext:value-type="float">
            <text:p>3.174</text:p>
          </table:table-cell>
          <table:table-cell office:value-type="float" office:value="33.541" calcext:value-type="float">
            <text:p>33.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44" calcext:value-type="float">
            <text:p>9.44</text:p>
          </table:table-cell>
          <table:table-cell office:value-type="float" office:value="3.553" calcext:value-type="float">
            <text:p>3.553</text:p>
          </table:table-cell>
          <table:table-cell office:value-type="float" office:value="6.823" calcext:value-type="float">
            <text:p>6.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1.93" calcext:value-type="float">
            <text:p>11.93</text:p>
          </table:table-cell>
          <table:table-cell office:value-type="float" office:value="2.812" calcext:value-type="float">
            <text:p>2.812</text:p>
          </table:table-cell>
          <table:table-cell office:value-type="float" office:value="7.151" calcext:value-type="float">
            <text:p>7.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89" calcext:value-type="float">
            <text:p>9.89</text:p>
          </table:table-cell>
          <table:table-cell office:value-type="float" office:value="3.393" calcext:value-type="float">
            <text:p>3.393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94" calcext:value-type="float">
            <text:p>10.94</text:p>
          </table:table-cell>
          <table:table-cell office:value-type="float" office:value="3.067" calcext:value-type="float">
            <text:p>3.067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74" calcext:value-type="float">
            <text:p>9.74</text:p>
          </table:table-cell>
          <table:table-cell office:value-type="float" office:value="3.446" calcext:value-type="float">
            <text:p>3.446</text:p>
          </table:table-cell>
          <table:table-cell office:value-type="float" office:value="6.857" calcext:value-type="float">
            <text:p>6.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85" calcext:value-type="float">
            <text:p>10.85</text:p>
          </table:table-cell>
          <table:table-cell office:value-type="float" office:value="3.092" calcext:value-type="float">
            <text:p>3.092</text:p>
          </table:table-cell>
          <table:table-cell office:value-type="float" office:value="6.903" calcext:value-type="float">
            <text:p>6.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83" calcext:value-type="float">
            <text:p>9.83</text:p>
          </table:table-cell>
          <table:table-cell office:value-type="float" office:value="3.412" calcext:value-type="float">
            <text:p>3.412</text:p>
          </table:table-cell>
          <table:table-cell office:value-type="float" office:value="6.862" calcext:value-type="float">
            <text:p>6.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8" calcext:value-type="float">
            <text:p>10.8</text:p>
          </table:table-cell>
          <table:table-cell office:value-type="float" office:value="3.106" calcext:value-type="float">
            <text:p>3.106</text:p>
          </table:table-cell>
          <table:table-cell office:value-type="float" office:value="6.907" calcext:value-type="float">
            <text:p>6.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43" calcext:value-type="float">
            <text:p>10.43</text:p>
          </table:table-cell>
          <table:table-cell office:value-type="float" office:value="3.216" calcext:value-type="float">
            <text:p>3.216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7" calcext:value-type="float">
            <text:p>18.67</text:p>
          </table:table-cell>
          <table:table-cell office:value-type="float" office:value="7360.595" calcext:value-type="float">
            <text:p>7360.595</text:p>
          </table:table-cell>
          <table:table-cell office:value-type="float" office:value="240.811" calcext:value-type="float">
            <text:p>240.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7" calcext:value-type="float">
            <text:p>18.67</text:p>
          </table:table-cell>
          <table:table-cell office:value-type="float" office:value="7361.375" calcext:value-type="float">
            <text:p>7361.375</text:p>
          </table:table-cell>
          <table:table-cell office:value-type="float" office:value="209.749" calcext:value-type="float">
            <text:p>209.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6" calcext:value-type="float">
            <text:p>18.66</text:p>
          </table:table-cell>
          <table:table-cell office:value-type="float" office:value="7363.99" calcext:value-type="float">
            <text:p>7363.99</text:p>
          </table:table-cell>
          <table:table-cell office:value-type="float" office:value="209.529" calcext:value-type="float">
            <text:p>209.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" calcext:value-type="float">
            <text:p>18.7</text:p>
          </table:table-cell>
          <table:table-cell office:value-type="float" office:value="7347.915" calcext:value-type="float">
            <text:p>7347.915</text:p>
          </table:table-cell>
          <table:table-cell office:value-type="float" office:value="209.601" calcext:value-type="float">
            <text:p>209.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6" calcext:value-type="float">
            <text:p>18.66</text:p>
          </table:table-cell>
          <table:table-cell office:value-type="float" office:value="7364.054" calcext:value-type="float">
            <text:p>7364.054</text:p>
          </table:table-cell>
          <table:table-cell office:value-type="float" office:value="213.596" calcext:value-type="float">
            <text:p>213.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8" calcext:value-type="float">
            <text:p>18.68</text:p>
          </table:table-cell>
          <table:table-cell office:value-type="float" office:value="7358.749" calcext:value-type="float">
            <text:p>7358.749</text:p>
          </table:table-cell>
          <table:table-cell office:value-type="float" office:value="210.71" calcext:value-type="float">
            <text:p>21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7" calcext:value-type="float">
            <text:p>18.67</text:p>
          </table:table-cell>
          <table:table-cell office:value-type="float" office:value="7360.337" calcext:value-type="float">
            <text:p>7360.337</text:p>
          </table:table-cell>
          <table:table-cell office:value-type="float" office:value="231.511" calcext:value-type="float">
            <text:p>231.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4" calcext:value-type="float">
            <text:p>18.64</text:p>
          </table:table-cell>
          <table:table-cell office:value-type="float" office:value="7372.709" calcext:value-type="float">
            <text:p>7372.709</text:p>
          </table:table-cell>
          <table:table-cell office:value-type="float" office:value="209.613" calcext:value-type="float">
            <text:p>209.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8" calcext:value-type="float">
            <text:p>18.68</text:p>
          </table:table-cell>
          <table:table-cell office:value-type="float" office:value="7358.72" calcext:value-type="float">
            <text:p>7358.72</text:p>
          </table:table-cell>
          <table:table-cell office:value-type="float" office:value="209.921" calcext:value-type="float">
            <text:p>209.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9" calcext:value-type="float">
            <text:p>18.69</text:p>
          </table:table-cell>
          <table:table-cell office:value-type="float" office:value="7354.923" calcext:value-type="float">
            <text:p>7354.923</text:p>
          </table:table-cell>
          <table:table-cell office:value-type="float" office:value="209.374" calcext:value-type="float">
            <text:p>209.3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55" calcext:value-type="float">
            <text:p>17.55</text:p>
          </table:table-cell>
          <table:table-cell office:value-type="float" office:value="122.347" calcext:value-type="float">
            <text:p>122.347</text:p>
          </table:table-cell>
          <table:table-cell office:value-type="float" office:value="211.72" calcext:value-type="float">
            <text:p>211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3" calcext:value-type="float">
            <text:p>17.63</text:p>
          </table:table-cell>
          <table:table-cell office:value-type="float" office:value="121.829" calcext:value-type="float">
            <text:p>121.829</text:p>
          </table:table-cell>
          <table:table-cell office:value-type="float" office:value="180.067" calcext:value-type="float">
            <text:p>180.0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6" calcext:value-type="float">
            <text:p>17.76</text:p>
          </table:table-cell>
          <table:table-cell office:value-type="float" office:value="120.92" calcext:value-type="float">
            <text:p>120.92</text:p>
          </table:table-cell>
          <table:table-cell office:value-type="float" office:value="182.307" calcext:value-type="float">
            <text:p>182.3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9" calcext:value-type="float">
            <text:p>17.69</text:p>
          </table:table-cell>
          <table:table-cell office:value-type="float" office:value="121.427" calcext:value-type="float">
            <text:p>121.427</text:p>
          </table:table-cell>
          <table:table-cell office:value-type="float" office:value="179.887" calcext:value-type="float">
            <text:p>179.8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8" calcext:value-type="float">
            <text:p>17.78</text:p>
          </table:table-cell>
          <table:table-cell office:value-type="float" office:value="120.801" calcext:value-type="float">
            <text:p>120.801</text:p>
          </table:table-cell>
          <table:table-cell office:value-type="float" office:value="180.75" calcext:value-type="float">
            <text:p>18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8" calcext:value-type="float">
            <text:p>17.78</text:p>
          </table:table-cell>
          <table:table-cell office:value-type="float" office:value="120.807" calcext:value-type="float">
            <text:p>120.807</text:p>
          </table:table-cell>
          <table:table-cell office:value-type="float" office:value="180.999" calcext:value-type="float">
            <text:p>180.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8" calcext:value-type="float">
            <text:p>17.68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180.556" calcext:value-type="float">
            <text:p>180.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8" calcext:value-type="float">
            <text:p>17.68</text:p>
          </table:table-cell>
          <table:table-cell office:value-type="float" office:value="121.47" calcext:value-type="float">
            <text:p>121.47</text:p>
          </table:table-cell>
          <table:table-cell office:value-type="float" office:value="180.759" calcext:value-type="float">
            <text:p>180.7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" calcext:value-type="float">
            <text:p>17.7</text:p>
          </table:table-cell>
          <table:table-cell office:value-type="float" office:value="121.304" calcext:value-type="float">
            <text:p>121.304</text:p>
          </table:table-cell>
          <table:table-cell office:value-type="float" office:value="180.742" calcext:value-type="float">
            <text:p>180.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2" calcext:value-type="float">
            <text:p>17.72</text:p>
          </table:table-cell>
          <table:table-cell office:value-type="float" office:value="121.164" calcext:value-type="float">
            <text:p>121.164</text:p>
          </table:table-cell>
          <table:table-cell office:value-type="float" office:value="183.922" calcext:value-type="float">
            <text:p>183.9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" calcext:value-type="float">
            <text:p>18.6</text:p>
          </table:table-cell>
          <table:table-cell office:value-type="float" office:value="472824.807" calcext:value-type="float">
            <text:p>472824.807</text:p>
          </table:table-cell>
          <table:table-cell office:value-type="float" office:value="4353.899" calcext:value-type="float">
            <text:p>4353.8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3" calcext:value-type="float">
            <text:p>18.53</text:p>
          </table:table-cell>
          <table:table-cell office:value-type="float" office:value="474809.466" calcext:value-type="float">
            <text:p>474809.466</text:p>
          </table:table-cell>
          <table:table-cell office:value-type="float" office:value="4334.341" calcext:value-type="float">
            <text:p>4334.3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188.765" calcext:value-type="float">
            <text:p>476188.765</text:p>
          </table:table-cell>
          <table:table-cell office:value-type="float" office:value="4334.95" calcext:value-type="float">
            <text:p>4334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5" calcext:value-type="float">
            <text:p>18.45</text:p>
          </table:table-cell>
          <table:table-cell office:value-type="float" office:value="476737.138" calcext:value-type="float">
            <text:p>476737.138</text:p>
          </table:table-cell>
          <table:table-cell office:value-type="float" office:value="4335.962" calcext:value-type="float">
            <text:p>4335.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5" calcext:value-type="float">
            <text:p>18.45</text:p>
          </table:table-cell>
          <table:table-cell office:value-type="float" office:value="476641.39" calcext:value-type="float">
            <text:p>476641.39</text:p>
          </table:table-cell>
          <table:table-cell office:value-type="float" office:value="4331.699" calcext:value-type="float">
            <text:p>4331.6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6" calcext:value-type="float">
            <text:p>18.46</text:p>
          </table:table-cell>
          <table:table-cell office:value-type="float" office:value="476434.049" calcext:value-type="float">
            <text:p>476434.049</text:p>
          </table:table-cell>
          <table:table-cell office:value-type="float" office:value="4335.503" calcext:value-type="float">
            <text:p>4335.5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136.103" calcext:value-type="float">
            <text:p>476136.103</text:p>
          </table:table-cell>
          <table:table-cell office:value-type="float" office:value="4329.421" calcext:value-type="float">
            <text:p>4329.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292.549" calcext:value-type="float">
            <text:p>476292.549</text:p>
          </table:table-cell>
          <table:table-cell office:value-type="float" office:value="4323.87" calcext:value-type="float">
            <text:p>4323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256.843" calcext:value-type="float">
            <text:p>476256.843</text:p>
          </table:table-cell>
          <table:table-cell office:value-type="float" office:value="4329.261" calcext:value-type="float">
            <text:p>4329.2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327.835" calcext:value-type="float">
            <text:p>476327.835</text:p>
          </table:table-cell>
          <table:table-cell office:value-type="float" office:value="4338.215" calcext:value-type="float">
            <text:p>4338.2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53" calcext:value-type="float">
            <text:p>3.53</text:p>
          </table:table-cell>
          <table:table-cell office:value-type="float" office:value="9.498" calcext:value-type="float">
            <text:p>9.498</text:p>
          </table:table-cell>
          <table:table-cell office:value-type="float" office:value="70.884" calcext:value-type="float">
            <text:p>70.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8" calcext:value-type="float">
            <text:p>4.08</text:p>
          </table:table-cell>
          <table:table-cell office:value-type="float" office:value="8.221" calcext:value-type="float">
            <text:p>8.221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" calcext:value-type="float">
            <text:p>4.2</text:p>
          </table:table-cell>
          <table:table-cell office:value-type="float" office:value="7.988" calcext:value-type="float">
            <text:p>7.988</text:p>
          </table:table-cell>
          <table:table-cell office:value-type="float" office:value="39.258" calcext:value-type="float">
            <text:p>39.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3" calcext:value-type="float">
            <text:p>4.03</text:p>
          </table:table-cell>
          <table:table-cell office:value-type="float" office:value="8.335" calcext:value-type="float">
            <text:p>8.335</text:p>
          </table:table-cell>
          <table:table-cell office:value-type="float" office:value="42.849" calcext:value-type="float">
            <text:p>42.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3" calcext:value-type="float">
            <text:p>4.3</text:p>
          </table:table-cell>
          <table:table-cell office:value-type="float" office:value="7.8" calcext:value-type="float">
            <text:p>7.8</text:p>
          </table:table-cell>
          <table:table-cell office:value-type="float" office:value="39.254" calcext:value-type="float">
            <text:p>39.2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17" calcext:value-type="float">
            <text:p>4.17</text:p>
          </table:table-cell>
          <table:table-cell office:value-type="float" office:value="8.048" calcext:value-type="float">
            <text:p>8.048</text:p>
          </table:table-cell>
          <table:table-cell office:value-type="float" office:value="39.605" calcext:value-type="float">
            <text:p>39.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4" calcext:value-type="float">
            <text:p>4.04</text:p>
          </table:table-cell>
          <table:table-cell office:value-type="float" office:value="8.307" calcext:value-type="float">
            <text:p>8.307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38" calcext:value-type="float">
            <text:p>4.38</text:p>
          </table:table-cell>
          <table:table-cell office:value-type="float" office:value="7.653" calcext:value-type="float">
            <text:p>7.653</text:p>
          </table:table-cell>
          <table:table-cell office:value-type="float" office:value="39.252" calcext:value-type="float">
            <text:p>39.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1" calcext:value-type="float">
            <text:p>4.21</text:p>
          </table:table-cell>
          <table:table-cell office:value-type="float" office:value="7.977" calcext:value-type="float">
            <text:p>7.977</text:p>
          </table:table-cell>
          <table:table-cell office:value-type="float" office:value="39.796" calcext:value-type="float">
            <text:p>39.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7" calcext:value-type="float">
            <text:p>4.07</text:p>
          </table:table-cell>
          <table:table-cell office:value-type="float" office:value="8.245" calcext:value-type="float">
            <text:p>8.245</text:p>
          </table:table-cell>
          <table:table-cell office:value-type="float" office:value="39.882" calcext:value-type="float">
            <text:p>39.8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78.917" calcext:value-type="float">
            <text:p>7278.917</text:p>
          </table:table-cell>
          <table:table-cell office:value-type="float" office:value="882.512" calcext:value-type="float">
            <text:p>882.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81.03" calcext:value-type="float">
            <text:p>7281.03</text:p>
          </table:table-cell>
          <table:table-cell office:value-type="float" office:value="850.403" calcext:value-type="float">
            <text:p>850.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1.664" calcext:value-type="float">
            <text:p>7281.664</text:p>
          </table:table-cell>
          <table:table-cell office:value-type="float" office:value="877.659" calcext:value-type="float">
            <text:p>877.6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5.073" calcext:value-type="float">
            <text:p>7285.073</text:p>
          </table:table-cell>
          <table:table-cell office:value-type="float" office:value="890.927" calcext:value-type="float">
            <text:p>890.9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6" calcext:value-type="float">
            <text:p>18.86</text:p>
          </table:table-cell>
          <table:table-cell office:value-type="float" office:value="7285.604" calcext:value-type="float">
            <text:p>7285.604</text:p>
          </table:table-cell>
          <table:table-cell office:value-type="float" office:value="856.686" calcext:value-type="float">
            <text:p>856.6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4.432" calcext:value-type="float">
            <text:p>7284.432</text:p>
          </table:table-cell>
          <table:table-cell office:value-type="float" office:value="852.884" calcext:value-type="float">
            <text:p>852.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5.174" calcext:value-type="float">
            <text:p>7285.174</text:p>
          </table:table-cell>
          <table:table-cell office:value-type="float" office:value="850.48" calcext:value-type="float">
            <text:p>850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3.724" calcext:value-type="float">
            <text:p>7283.724</text:p>
          </table:table-cell>
          <table:table-cell office:value-type="float" office:value="851.111" calcext:value-type="float">
            <text:p>851.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4.71" calcext:value-type="float">
            <text:p>7284.71</text:p>
          </table:table-cell>
          <table:table-cell office:value-type="float" office:value="851.065" calcext:value-type="float">
            <text:p>851.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3.58" calcext:value-type="float">
            <text:p>7283.58</text:p>
          </table:table-cell>
          <table:table-cell office:value-type="float" office:value="854.397" calcext:value-type="float">
            <text:p>854.3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11" calcext:value-type="float">
            <text:p>9.11</text:p>
          </table:table-cell>
          <table:table-cell office:value-type="float" office:value="235.768" calcext:value-type="float">
            <text:p>235.768</text:p>
          </table:table-cell>
          <table:table-cell office:value-type="float" office:value="1789.958" calcext:value-type="float">
            <text:p>1789.9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15" calcext:value-type="float">
            <text:p>9.15</text:p>
          </table:table-cell>
          <table:table-cell office:value-type="float" office:value="234.626" calcext:value-type="float">
            <text:p>234.626</text:p>
          </table:table-cell>
          <table:table-cell office:value-type="float" office:value="1757.233" calcext:value-type="float">
            <text:p>1757.2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19" calcext:value-type="float">
            <text:p>9.19</text:p>
          </table:table-cell>
          <table:table-cell office:value-type="float" office:value="233.73" calcext:value-type="float">
            <text:p>233.73</text:p>
          </table:table-cell>
          <table:table-cell office:value-type="float" office:value="1758.544" calcext:value-type="float">
            <text:p>1758.5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7" calcext:value-type="float">
            <text:p>9.07</text:p>
          </table:table-cell>
          <table:table-cell office:value-type="float" office:value="236.655" calcext:value-type="float">
            <text:p>236.655</text:p>
          </table:table-cell>
          <table:table-cell office:value-type="float" office:value="1757.397" calcext:value-type="float">
            <text:p>1757.3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6" calcext:value-type="float">
            <text:p>9.06</text:p>
          </table:table-cell>
          <table:table-cell office:value-type="float" office:value="236.913" calcext:value-type="float">
            <text:p>236.913</text:p>
          </table:table-cell>
          <table:table-cell office:value-type="float" office:value="1758.445" calcext:value-type="float">
            <text:p>1758.4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8" calcext:value-type="float">
            <text:p>9.08</text:p>
          </table:table-cell>
          <table:table-cell office:value-type="float" office:value="236.569" calcext:value-type="float">
            <text:p>236.569</text:p>
          </table:table-cell>
          <table:table-cell office:value-type="float" office:value="1758.814" calcext:value-type="float">
            <text:p>1758.8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5" calcext:value-type="float">
            <text:p>9.05</text:p>
          </table:table-cell>
          <table:table-cell office:value-type="float" office:value="237.294" calcext:value-type="float">
            <text:p>237.294</text:p>
          </table:table-cell>
          <table:table-cell office:value-type="float" office:value="1755.46" calcext:value-type="float">
            <text:p>1755.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3" calcext:value-type="float">
            <text:p>9.03</text:p>
          </table:table-cell>
          <table:table-cell office:value-type="float" office:value="237.861" calcext:value-type="float">
            <text:p>237.861</text:p>
          </table:table-cell>
          <table:table-cell office:value-type="float" office:value="1755.761" calcext:value-type="float">
            <text:p>1755.7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5" calcext:value-type="float">
            <text:p>9.05</text:p>
          </table:table-cell>
          <table:table-cell office:value-type="float" office:value="237.296" calcext:value-type="float">
            <text:p>237.296</text:p>
          </table:table-cell>
          <table:table-cell office:value-type="float" office:value="1757.147" calcext:value-type="float">
            <text:p>1757.1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9" calcext:value-type="float">
            <text:p>9.09</text:p>
          </table:table-cell>
          <table:table-cell office:value-type="float" office:value="236.195" calcext:value-type="float">
            <text:p>236.195</text:p>
          </table:table-cell>
          <table:table-cell office:value-type="float" office:value="1756.286" calcext:value-type="float">
            <text:p>1756.2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7" calcext:value-type="float">
            <text:p>18.57</text:p>
          </table:table-cell>
          <table:table-cell office:value-type="float" office:value="473614.101" calcext:value-type="float">
            <text:p>473614.101</text:p>
          </table:table-cell>
          <table:table-cell office:value-type="float" office:value="31905.283" calcext:value-type="float">
            <text:p>31905.2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6" calcext:value-type="float">
            <text:p>18.56</text:p>
          </table:table-cell>
          <table:table-cell office:value-type="float" office:value="473816.202" calcext:value-type="float">
            <text:p>473816.202</text:p>
          </table:table-cell>
          <table:table-cell office:value-type="float" office:value="31653.061" calcext:value-type="float">
            <text:p>31653.0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419.216" calcext:value-type="float">
            <text:p>473419.216</text:p>
          </table:table-cell>
          <table:table-cell office:value-type="float" office:value="30779.39" calcext:value-type="float">
            <text:p>30779.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298.135" calcext:value-type="float">
            <text:p>473298.135</text:p>
          </table:table-cell>
          <table:table-cell office:value-type="float" office:value="30743.188" calcext:value-type="float">
            <text:p>30743.1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292.048" calcext:value-type="float">
            <text:p>473292.048</text:p>
          </table:table-cell>
          <table:table-cell office:value-type="float" office:value="31248.275" calcext:value-type="float">
            <text:p>31248.2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414.087" calcext:value-type="float">
            <text:p>473414.087</text:p>
          </table:table-cell>
          <table:table-cell office:value-type="float" office:value="31721.802" calcext:value-type="float">
            <text:p>31721.8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415.133" calcext:value-type="float">
            <text:p>473415.133</text:p>
          </table:table-cell>
          <table:table-cell office:value-type="float" office:value="31175.16" calcext:value-type="float">
            <text:p>31175.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9" calcext:value-type="float">
            <text:p>18.59</text:p>
          </table:table-cell>
          <table:table-cell office:value-type="float" office:value="473248.219" calcext:value-type="float">
            <text:p>473248.219</text:p>
          </table:table-cell>
          <table:table-cell office:value-type="float" office:value="31195.207" calcext:value-type="float">
            <text:p>31195.2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9" calcext:value-type="float">
            <text:p>18.59</text:p>
          </table:table-cell>
          <table:table-cell office:value-type="float" office:value="473056.326" calcext:value-type="float">
            <text:p>473056.326</text:p>
          </table:table-cell>
          <table:table-cell office:value-type="float" office:value="31765.046" calcext:value-type="float">
            <text:p>31765.0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527.057" calcext:value-type="float">
            <text:p>473527.057</text:p>
          </table:table-cell>
          <table:table-cell office:value-type="float" office:value="31754.372" calcext:value-type="float">
            <text:p>31754.3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6" calcext:value-type="float">
            <text:p>0.76</text:p>
          </table:table-cell>
          <table:table-cell office:value-type="float" office:value="44.175" calcext:value-type="float">
            <text:p>44.175</text:p>
          </table:table-cell>
          <table:table-cell office:value-type="float" office:value="415.881" calcext:value-type="float">
            <text:p>415.881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553" calcext:value-type="float">
            <text:p>45.553</text:p>
          </table:table-cell>
          <table:table-cell office:value-type="float" office:value="379.924" calcext:value-type="float">
            <text:p>379.924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2" calcext:value-type="float">
            <text:p>0.72</text:p>
          </table:table-cell>
          <table:table-cell office:value-type="float" office:value="46.765" calcext:value-type="float">
            <text:p>46.765</text:p>
          </table:table-cell>
          <table:table-cell office:value-type="float" office:value="378.619" calcext:value-type="float">
            <text:p>378.619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295" calcext:value-type="float">
            <text:p>45.295</text:p>
          </table:table-cell>
          <table:table-cell office:value-type="float" office:value="381.316" calcext:value-type="float">
            <text:p>381.316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505" calcext:value-type="float">
            <text:p>45.505</text:p>
          </table:table-cell>
          <table:table-cell office:value-type="float" office:value="379.374" calcext:value-type="float">
            <text:p>379.374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7" calcext:value-type="float">
            <text:p>0.77</text:p>
          </table:table-cell>
          <table:table-cell office:value-type="float" office:value="43.838" calcext:value-type="float">
            <text:p>43.838</text:p>
          </table:table-cell>
          <table:table-cell office:value-type="float" office:value="381.146" calcext:value-type="float">
            <text:p>381.146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3" calcext:value-type="float">
            <text:p>0.73</text:p>
          </table:table-cell>
          <table:table-cell office:value-type="float" office:value="46.037" calcext:value-type="float">
            <text:p>46.037</text:p>
          </table:table-cell>
          <table:table-cell office:value-type="float" office:value="379.013" calcext:value-type="float">
            <text:p>379.013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6" calcext:value-type="float">
            <text:p>0.76</text:p>
          </table:table-cell>
          <table:table-cell office:value-type="float" office:value="44.293" calcext:value-type="float">
            <text:p>44.29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151" calcext:value-type="float">
            <text:p>45.151</text:p>
          </table:table-cell>
          <table:table-cell office:value-type="float" office:value="379.242" calcext:value-type="float">
            <text:p>379.242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5" calcext:value-type="float">
            <text:p>0.75</text:p>
          </table:table-cell>
          <table:table-cell office:value-type="float" office:value="44.979" calcext:value-type="float">
            <text:p>44.979</text:p>
          </table:table-cell>
          <table:table-cell office:value-type="float" office:value="381.539" calcext:value-type="float">
            <text:p>381.53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29" calcext:value-type="float">
            <text:p>19.29</text:p>
          </table:table-cell>
          <table:table-cell office:value-type="float" office:value="7124.366" calcext:value-type="float">
            <text:p>7124.366</text:p>
          </table:table-cell>
          <table:table-cell office:value-type="float" office:value="7385.469" calcext:value-type="float">
            <text:p>7385.4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2" calcext:value-type="float">
            <text:p>19.2</text:p>
          </table:table-cell>
          <table:table-cell office:value-type="float" office:value="7157.866" calcext:value-type="float">
            <text:p>7157.866</text:p>
          </table:table-cell>
          <table:table-cell office:value-type="float" office:value="7347.693" calcext:value-type="float">
            <text:p>7347.6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13" calcext:value-type="float">
            <text:p>19.13</text:p>
          </table:table-cell>
          <table:table-cell office:value-type="float" office:value="7184.151" calcext:value-type="float">
            <text:p>7184.151</text:p>
          </table:table-cell>
          <table:table-cell office:value-type="float" office:value="7350.332" calcext:value-type="float">
            <text:p>7350.3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01" calcext:value-type="float">
            <text:p>19.01</text:p>
          </table:table-cell>
          <table:table-cell office:value-type="float" office:value="7228.264" calcext:value-type="float">
            <text:p>7228.264</text:p>
          </table:table-cell>
          <table:table-cell office:value-type="float" office:value="7351.287" calcext:value-type="float">
            <text:p>7351.2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99" calcext:value-type="float">
            <text:p>18.99</text:p>
          </table:table-cell>
          <table:table-cell office:value-type="float" office:value="7237.379" calcext:value-type="float">
            <text:p>7237.379</text:p>
          </table:table-cell>
          <table:table-cell office:value-type="float" office:value="7347.009" calcext:value-type="float">
            <text:p>7347.0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98" calcext:value-type="float">
            <text:p>18.98</text:p>
          </table:table-cell>
          <table:table-cell office:value-type="float" office:value="7242.485" calcext:value-type="float">
            <text:p>7242.485</text:p>
          </table:table-cell>
          <table:table-cell office:value-type="float" office:value="7355.906" calcext:value-type="float">
            <text:p>7355.9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80.266" calcext:value-type="float">
            <text:p>7280.266</text:p>
          </table:table-cell>
          <table:table-cell office:value-type="float" office:value="7351.56" calcext:value-type="float">
            <text:p>7351.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5" calcext:value-type="float">
            <text:p>18.75</text:p>
          </table:table-cell>
          <table:table-cell office:value-type="float" office:value="7328.155" calcext:value-type="float">
            <text:p>7328.155</text:p>
          </table:table-cell>
          <table:table-cell office:value-type="float" office:value="7351.183" calcext:value-type="float">
            <text:p>7351.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3" calcext:value-type="float">
            <text:p>18.73</text:p>
          </table:table-cell>
          <table:table-cell office:value-type="float" office:value="7337.009" calcext:value-type="float">
            <text:p>7337.009</text:p>
          </table:table-cell>
          <table:table-cell office:value-type="float" office:value="7353.513" calcext:value-type="float">
            <text:p>7353.5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2" calcext:value-type="float">
            <text:p>18.72</text:p>
          </table:table-cell>
          <table:table-cell office:value-type="float" office:value="7339.961" calcext:value-type="float">
            <text:p>7339.961</text:p>
          </table:table-cell>
          <table:table-cell office:value-type="float" office:value="7358.988" calcext:value-type="float">
            <text:p>7358.9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07" calcext:value-type="float">
            <text:p>19.07</text:p>
          </table:table-cell>
          <table:table-cell office:value-type="float" office:value="112.598" calcext:value-type="float">
            <text:p>112.598</text:p>
          </table:table-cell>
          <table:table-cell office:value-type="float" office:value="112.91" calcext:value-type="float">
            <text:p>112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7" calcext:value-type="float">
            <text:p>19.17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76.958" calcext:value-type="float">
            <text:p>76.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8" calcext:value-type="float">
            <text:p>19.38</text:p>
          </table:table-cell>
          <table:table-cell office:value-type="float" office:value="110.784" calcext:value-type="float">
            <text:p>110.784</text:p>
          </table:table-cell>
          <table:table-cell office:value-type="float" office:value="76.921" calcext:value-type="float">
            <text:p>76.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4" calcext:value-type="float">
            <text:p>19.14</text:p>
          </table:table-cell>
          <table:table-cell office:value-type="float" office:value="112.171" calcext:value-type="float">
            <text:p>112.171</text:p>
          </table:table-cell>
          <table:table-cell office:value-type="float" office:value="77.665" calcext:value-type="float">
            <text:p>77.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2" calcext:value-type="float">
            <text:p>19.12</text:p>
          </table:table-cell>
          <table:table-cell office:value-type="float" office:value="112.303" calcext:value-type="float">
            <text:p>112.303</text:p>
          </table:table-cell>
          <table:table-cell office:value-type="float" office:value="75.36" calcext:value-type="float">
            <text:p>75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9" calcext:value-type="float">
            <text:p>19.19</text:p>
          </table:table-cell>
          <table:table-cell office:value-type="float" office:value="111.931" calcext:value-type="float">
            <text:p>111.931</text:p>
          </table:table-cell>
          <table:table-cell office:value-type="float" office:value="75.655" calcext:value-type="float">
            <text:p>75.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2" calcext:value-type="float">
            <text:p>19.22</text:p>
          </table:table-cell>
          <table:table-cell office:value-type="float" office:value="111.736" calcext:value-type="float">
            <text:p>111.736</text:p>
          </table:table-cell>
          <table:table-cell office:value-type="float" office:value="75.669" calcext:value-type="float">
            <text:p>75.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6" calcext:value-type="float">
            <text:p>19.16</text:p>
          </table:table-cell>
          <table:table-cell office:value-type="float" office:value="112.102" calcext:value-type="float">
            <text:p>112.102</text:p>
          </table:table-cell>
          <table:table-cell office:value-type="float" office:value="76.018" calcext:value-type="float">
            <text:p>76.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2" calcext:value-type="float">
            <text:p>19.32</text:p>
          </table:table-cell>
          <table:table-cell office:value-type="float" office:value="111.151" calcext:value-type="float">
            <text:p>111.151</text:p>
          </table:table-cell>
          <table:table-cell office:value-type="float" office:value="79.775" calcext:value-type="float">
            <text:p>79.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7" calcext:value-type="float">
            <text:p>19.27</text:p>
          </table:table-cell>
          <table:table-cell office:value-type="float" office:value="111.444" calcext:value-type="float">
            <text:p>111.444</text:p>
          </table:table-cell>
          <table:table-cell office:value-type="float" office:value="76.082" calcext:value-type="float">
            <text:p>76.0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1" calcext:value-type="float">
            <text:p>18.71</text:p>
          </table:table-cell>
          <table:table-cell office:value-type="float" office:value="470148.127" calcext:value-type="float">
            <text:p>470148.127</text:p>
          </table:table-cell>
          <table:table-cell office:value-type="float" office:value="2610.198" calcext:value-type="float">
            <text:p>2610.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6" calcext:value-type="float">
            <text:p>18.66</text:p>
          </table:table-cell>
          <table:table-cell office:value-type="float" office:value="471363.11" calcext:value-type="float">
            <text:p>471363.11</text:p>
          </table:table-cell>
          <table:table-cell office:value-type="float" office:value="2595.256" calcext:value-type="float">
            <text:p>2595.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7" calcext:value-type="float">
            <text:p>18.67</text:p>
          </table:table-cell>
          <table:table-cell office:value-type="float" office:value="471144.76" calcext:value-type="float">
            <text:p>471144.76</text:p>
          </table:table-cell>
          <table:table-cell office:value-type="float" office:value="2577.959" calcext:value-type="float">
            <text:p>2577.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6" calcext:value-type="float">
            <text:p>18.66</text:p>
          </table:table-cell>
          <table:table-cell office:value-type="float" office:value="471425.101" calcext:value-type="float">
            <text:p>471425.101</text:p>
          </table:table-cell>
          <table:table-cell office:value-type="float" office:value="2565.404" calcext:value-type="float">
            <text:p>2565.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5" calcext:value-type="float">
            <text:p>18.65</text:p>
          </table:table-cell>
          <table:table-cell office:value-type="float" office:value="471705.838" calcext:value-type="float">
            <text:p>471705.838</text:p>
          </table:table-cell>
          <table:table-cell office:value-type="float" office:value="2568.035" calcext:value-type="float">
            <text:p>2568.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8" calcext:value-type="float">
            <text:p>18.68</text:p>
          </table:table-cell>
          <table:table-cell office:value-type="float" office:value="470974.634" calcext:value-type="float">
            <text:p>470974.634</text:p>
          </table:table-cell>
          <table:table-cell office:value-type="float" office:value="2562.55" calcext:value-type="float">
            <text:p>2562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2" calcext:value-type="float">
            <text:p>18.62</text:p>
          </table:table-cell>
          <table:table-cell office:value-type="float" office:value="472376.012" calcext:value-type="float">
            <text:p>472376.012</text:p>
          </table:table-cell>
          <table:table-cell office:value-type="float" office:value="2563.295" calcext:value-type="float">
            <text:p>2563.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2" calcext:value-type="float">
            <text:p>18.62</text:p>
          </table:table-cell>
          <table:table-cell office:value-type="float" office:value="472407.622" calcext:value-type="float">
            <text:p>472407.622</text:p>
          </table:table-cell>
          <table:table-cell office:value-type="float" office:value="2563.187" calcext:value-type="float">
            <text:p>2563.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1" calcext:value-type="float">
            <text:p>18.61</text:p>
          </table:table-cell>
          <table:table-cell office:value-type="float" office:value="472564.487" calcext:value-type="float">
            <text:p>472564.487</text:p>
          </table:table-cell>
          <table:table-cell office:value-type="float" office:value="2561.959" calcext:value-type="float">
            <text:p>2561.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5" calcext:value-type="float">
            <text:p>18.65</text:p>
          </table:table-cell>
          <table:table-cell office:value-type="float" office:value="471666.156" calcext:value-type="float">
            <text:p>471666.156</text:p>
          </table:table-cell>
          <table:table-cell office:value-type="float" office:value="2566.993" calcext:value-type="float">
            <text:p>2566.9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.86" calcext:value-type="float">
            <text:p>6.86</text:p>
          </table:table-cell>
          <table:table-cell office:value-type="float" office:value="4.888" calcext:value-type="float">
            <text:p>4.888</text:p>
          </table:table-cell>
          <table:table-cell office:value-type="float" office:value="45.843" calcext:value-type="float">
            <text:p>45.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91" calcext:value-type="float">
            <text:p>7.91</text:p>
          </table:table-cell>
          <table:table-cell office:value-type="float" office:value="4.244" calcext:value-type="float">
            <text:p>4.244</text:p>
          </table:table-cell>
          <table:table-cell office:value-type="float" office:value="15.732" calcext:value-type="float">
            <text:p>15.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59" calcext:value-type="float">
            <text:p>7.59</text:p>
          </table:table-cell>
          <table:table-cell office:value-type="float" office:value="4.419" calcext:value-type="float">
            <text:p>4.419</text:p>
          </table:table-cell>
          <table:table-cell office:value-type="float" office:value="15.339" calcext:value-type="float">
            <text:p>15.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54" calcext:value-type="float">
            <text:p>7.54</text:p>
          </table:table-cell>
          <table:table-cell office:value-type="float" office:value="4.45" calcext:value-type="float">
            <text:p>4.45</text:p>
          </table:table-cell>
          <table:table-cell office:value-type="float" office:value="15.294" calcext:value-type="float">
            <text:p>15.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63" calcext:value-type="float">
            <text:p>7.63</text:p>
          </table:table-cell>
          <table:table-cell office:value-type="float" office:value="4.398" calcext:value-type="float">
            <text:p>4.398</text:p>
          </table:table-cell>
          <table:table-cell office:value-type="float" office:value="15.267" calcext:value-type="float">
            <text:p>15.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86" calcext:value-type="float">
            <text:p>7.86</text:p>
          </table:table-cell>
          <table:table-cell office:value-type="float" office:value="4.27" calcext:value-type="float">
            <text:p>4.27</text:p>
          </table:table-cell>
          <table:table-cell office:value-type="float" office:value="15.309" calcext:value-type="float">
            <text:p>15.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13" calcext:value-type="float">
            <text:p>8.13</text:p>
          </table:table-cell>
          <table:table-cell office:value-type="float" office:value="4.129" calcext:value-type="float">
            <text:p>4.129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2" calcext:value-type="float">
            <text:p>8.2</text:p>
          </table:table-cell>
          <table:table-cell office:value-type="float" office:value="4.094" calcext:value-type="float">
            <text:p>4.094</text:p>
          </table:table-cell>
          <table:table-cell office:value-type="float" office:value="15.816" calcext:value-type="float">
            <text:p>15.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42" calcext:value-type="float">
            <text:p>8.42</text:p>
          </table:table-cell>
          <table:table-cell office:value-type="float" office:value="3.987" calcext:value-type="float">
            <text:p>3.987</text:p>
          </table:table-cell>
          <table:table-cell office:value-type="float" office:value="15.631" calcext:value-type="float">
            <text:p>15.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84" calcext:value-type="float">
            <text:p>8.84</text:p>
          </table:table-cell>
          <table:table-cell office:value-type="float" office:value="3.795" calcext:value-type="float">
            <text:p>3.795</text:p>
          </table:table-cell>
          <table:table-cell office:value-type="float" office:value="15.447" calcext:value-type="float">
            <text:p>15.4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1" calcext:value-type="float">
            <text:p>18.81</text:p>
          </table:table-cell>
          <table:table-cell office:value-type="float" office:value="7305.841" calcext:value-type="float">
            <text:p>7305.841</text:p>
          </table:table-cell>
          <table:table-cell office:value-type="float" office:value="401.065" calcext:value-type="float">
            <text:p>401.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5.377" calcext:value-type="float">
            <text:p>7315.377</text:p>
          </table:table-cell>
          <table:table-cell office:value-type="float" office:value="371.468" calcext:value-type="float">
            <text:p>371.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" calcext:value-type="float">
            <text:p>18.8</text:p>
          </table:table-cell>
          <table:table-cell office:value-type="float" office:value="7309.775" calcext:value-type="float">
            <text:p>7309.775</text:p>
          </table:table-cell>
          <table:table-cell office:value-type="float" office:value="371.862" calcext:value-type="float">
            <text:p>371.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" calcext:value-type="float">
            <text:p>18.8</text:p>
          </table:table-cell>
          <table:table-cell office:value-type="float" office:value="7309.002" calcext:value-type="float">
            <text:p>7309.002</text:p>
          </table:table-cell>
          <table:table-cell office:value-type="float" office:value="373.68" calcext:value-type="float">
            <text:p>373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6.356" calcext:value-type="float">
            <text:p>7316.356</text:p>
          </table:table-cell>
          <table:table-cell office:value-type="float" office:value="371.141" calcext:value-type="float">
            <text:p>371.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8" calcext:value-type="float">
            <text:p>18.78</text:p>
          </table:table-cell>
          <table:table-cell office:value-type="float" office:value="7318.391" calcext:value-type="float">
            <text:p>7318.391</text:p>
          </table:table-cell>
          <table:table-cell office:value-type="float" office:value="371.608" calcext:value-type="float">
            <text:p>371.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2.9" calcext:value-type="float">
            <text:p>7312.9</text:p>
          </table:table-cell>
          <table:table-cell office:value-type="float" office:value="374.007" calcext:value-type="float">
            <text:p>374.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8" calcext:value-type="float">
            <text:p>18.78</text:p>
          </table:table-cell>
          <table:table-cell office:value-type="float" office:value="7318.446" calcext:value-type="float">
            <text:p>7318.446</text:p>
          </table:table-cell>
          <table:table-cell office:value-type="float" office:value="371.042" calcext:value-type="float">
            <text:p>371.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5.738" calcext:value-type="float">
            <text:p>7315.738</text:p>
          </table:table-cell>
          <table:table-cell office:value-type="float" office:value="370.719" calcext:value-type="float">
            <text:p>370.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" calcext:value-type="float">
            <text:p>18.8</text:p>
          </table:table-cell>
          <table:table-cell office:value-type="float" office:value="7311.155" calcext:value-type="float">
            <text:p>7311.155</text:p>
          </table:table-cell>
          <table:table-cell office:value-type="float" office:value="375.091" calcext:value-type="float">
            <text:p>375.0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2" calcext:value-type="float">
            <text:p>15.32</text:p>
          </table:table-cell>
          <table:table-cell office:value-type="float" office:value="140.198" calcext:value-type="float">
            <text:p>140.198</text:p>
          </table:table-cell>
          <table:table-cell office:value-type="float" office:value="557.593" calcext:value-type="float">
            <text:p>557.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4" calcext:value-type="float">
            <text:p>15.34</text:p>
          </table:table-cell>
          <table:table-cell office:value-type="float" office:value="140.027" calcext:value-type="float">
            <text:p>140.027</text:p>
          </table:table-cell>
          <table:table-cell office:value-type="float" office:value="525.698" calcext:value-type="float">
            <text:p>525.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29" calcext:value-type="float">
            <text:p>15.29</text:p>
          </table:table-cell>
          <table:table-cell office:value-type="float" office:value="140.455" calcext:value-type="float">
            <text:p>140.455</text:p>
          </table:table-cell>
          <table:table-cell office:value-type="float" office:value="524.247" calcext:value-type="float">
            <text:p>524.2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6" calcext:value-type="float">
            <text:p>15.6</text:p>
          </table:table-cell>
          <table:table-cell office:value-type="float" office:value="137.637" calcext:value-type="float">
            <text:p>137.637</text:p>
          </table:table-cell>
          <table:table-cell office:value-type="float" office:value="527.871" calcext:value-type="float">
            <text:p>527.8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9" calcext:value-type="float">
            <text:p>15.39</text:p>
          </table:table-cell>
          <table:table-cell office:value-type="float" office:value="139.533" calcext:value-type="float">
            <text:p>139.533</text:p>
          </table:table-cell>
          <table:table-cell office:value-type="float" office:value="525.836" calcext:value-type="float">
            <text:p>525.8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26" calcext:value-type="float">
            <text:p>15.26</text:p>
          </table:table-cell>
          <table:table-cell office:value-type="float" office:value="140.748" calcext:value-type="float">
            <text:p>140.748</text:p>
          </table:table-cell>
          <table:table-cell office:value-type="float" office:value="523.921" calcext:value-type="float">
            <text:p>523.9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41" calcext:value-type="float">
            <text:p>15.41</text:p>
          </table:table-cell>
          <table:table-cell office:value-type="float" office:value="139.352" calcext:value-type="float">
            <text:p>139.352</text:p>
          </table:table-cell>
          <table:table-cell office:value-type="float" office:value="525.759" calcext:value-type="float">
            <text:p>525.7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1" calcext:value-type="float">
            <text:p>15.31</text:p>
          </table:table-cell>
          <table:table-cell office:value-type="float" office:value="140.289" calcext:value-type="float">
            <text:p>140.289</text:p>
          </table:table-cell>
          <table:table-cell office:value-type="float" office:value="525.756" calcext:value-type="float">
            <text:p>525.7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2" calcext:value-type="float">
            <text:p>15.2</text:p>
          </table:table-cell>
          <table:table-cell office:value-type="float" office:value="141.251" calcext:value-type="float">
            <text:p>141.251</text:p>
          </table:table-cell>
          <table:table-cell office:value-type="float" office:value="523.786" calcext:value-type="float">
            <text:p>523.7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7" calcext:value-type="float">
            <text:p>15.37</text:p>
          </table:table-cell>
          <table:table-cell office:value-type="float" office:value="139.705" calcext:value-type="float">
            <text:p>139.705</text:p>
          </table:table-cell>
          <table:table-cell office:value-type="float" office:value="525.61" calcext:value-type="float">
            <text:p>525.6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9" calcext:value-type="float">
            <text:p>18.49</text:p>
          </table:table-cell>
          <table:table-cell office:value-type="float" office:value="475670.202" calcext:value-type="float">
            <text:p>475670.202</text:p>
          </table:table-cell>
          <table:table-cell office:value-type="float" office:value="10302.685" calcext:value-type="float">
            <text:p>10302.6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550.309" calcext:value-type="float">
            <text:p>475550.309</text:p>
          </table:table-cell>
          <table:table-cell office:value-type="float" office:value="10417.991" calcext:value-type="float">
            <text:p>10417.9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365.156" calcext:value-type="float">
            <text:p>475365.156</text:p>
          </table:table-cell>
          <table:table-cell office:value-type="float" office:value="11032.663" calcext:value-type="float">
            <text:p>11032.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1" calcext:value-type="float">
            <text:p>18.51</text:p>
          </table:table-cell>
          <table:table-cell office:value-type="float" office:value="475101.305" calcext:value-type="float">
            <text:p>475101.305</text:p>
          </table:table-cell>
          <table:table-cell office:value-type="float" office:value="11436.059" calcext:value-type="float">
            <text:p>11436.0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5022.673" calcext:value-type="float">
            <text:p>475022.673</text:p>
          </table:table-cell>
          <table:table-cell office:value-type="float" office:value="10790.816" calcext:value-type="float">
            <text:p>10790.8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370.554" calcext:value-type="float">
            <text:p>475370.554</text:p>
          </table:table-cell>
          <table:table-cell office:value-type="float" office:value="10752.418" calcext:value-type="float">
            <text:p>10752.4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551.784" calcext:value-type="float">
            <text:p>475551.784</text:p>
          </table:table-cell>
          <table:table-cell office:value-type="float" office:value="10751.168" calcext:value-type="float">
            <text:p>10751.1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4985.936" calcext:value-type="float">
            <text:p>474985.936</text:p>
          </table:table-cell>
          <table:table-cell office:value-type="float" office:value="10731.037" calcext:value-type="float">
            <text:p>10731.0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4938.268" calcext:value-type="float">
            <text:p>474938.268</text:p>
          </table:table-cell>
          <table:table-cell office:value-type="float" office:value="10755.639" calcext:value-type="float">
            <text:p>10755.6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4894.851" calcext:value-type="float">
            <text:p>474894.851</text:p>
          </table:table-cell>
          <table:table-cell office:value-type="float" office:value="10734.748" calcext:value-type="float">
            <text:p>10734.7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7" calcext:value-type="float">
            <text:p>1.77</text:p>
          </table:table-cell>
          <table:table-cell office:value-type="float" office:value="18.912" calcext:value-type="float">
            <text:p>18.912</text:p>
          </table:table-cell>
          <table:table-cell office:value-type="float" office:value="148.444" calcext:value-type="float">
            <text:p>148.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2" calcext:value-type="float">
            <text:p>1.82</text:p>
          </table:table-cell>
          <table:table-cell office:value-type="float" office:value="18.447" calcext:value-type="float">
            <text:p>18.447</text:p>
          </table:table-cell>
          <table:table-cell office:value-type="float" office:value="115.803" calcext:value-type="float">
            <text:p>115.8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8" calcext:value-type="float">
            <text:p>1.88</text:p>
          </table:table-cell>
          <table:table-cell office:value-type="float" office:value="17.801" calcext:value-type="float">
            <text:p>17.801</text:p>
          </table:table-cell>
          <table:table-cell office:value-type="float" office:value="119.658" calcext:value-type="float">
            <text:p>119.6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3" calcext:value-type="float">
            <text:p>1.83</text:p>
          </table:table-cell>
          <table:table-cell office:value-type="float" office:value="18.302" calcext:value-type="float">
            <text:p>18.302</text:p>
          </table:table-cell>
          <table:table-cell office:value-type="float" office:value="115.58" calcext:value-type="float">
            <text:p>115.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7" calcext:value-type="float">
            <text:p>1.87</text:p>
          </table:table-cell>
          <table:table-cell office:value-type="float" office:value="17.982" calcext:value-type="float">
            <text:p>17.982</text:p>
          </table:table-cell>
          <table:table-cell office:value-type="float" office:value="116.587" calcext:value-type="float">
            <text:p>116.5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5" calcext:value-type="float">
            <text:p>1.85</text:p>
          </table:table-cell>
          <table:table-cell office:value-type="float" office:value="18.122" calcext:value-type="float">
            <text:p>18.122</text:p>
          </table:table-cell>
          <table:table-cell office:value-type="float" office:value="115.229" calcext:value-type="float">
            <text:p>115.2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1" calcext:value-type="float">
            <text:p>1.81</text:p>
          </table:table-cell>
          <table:table-cell office:value-type="float" office:value="18.535" calcext:value-type="float">
            <text:p>18.535</text:p>
          </table:table-cell>
          <table:table-cell office:value-type="float" office:value="115.332" calcext:value-type="float">
            <text:p>115.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1" calcext:value-type="float">
            <text:p>1.81</text:p>
          </table:table-cell>
          <table:table-cell office:value-type="float" office:value="18.55" calcext:value-type="float">
            <text:p>18.55</text:p>
          </table:table-cell>
          <table:table-cell office:value-type="float" office:value="114.745" calcext:value-type="float">
            <text:p>114.7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" calcext:value-type="float">
            <text:p>1.8</text:p>
          </table:table-cell>
          <table:table-cell office:value-type="float" office:value="18.596" calcext:value-type="float">
            <text:p>18.596</text:p>
          </table:table-cell>
          <table:table-cell office:value-type="float" office:value="115.419" calcext:value-type="float">
            <text:p>115.4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5" calcext:value-type="float">
            <text:p>1.85</text:p>
          </table:table-cell>
          <table:table-cell office:value-type="float" office:value="18.165" calcext:value-type="float">
            <text:p>18.165</text:p>
          </table:table-cell>
          <table:table-cell office:value-type="float" office:value="115.86" calcext:value-type="float">
            <text:p>115.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78.748" calcext:value-type="float">
            <text:p>7278.748</text:p>
          </table:table-cell>
          <table:table-cell office:value-type="float" office:value="2318.208" calcext:value-type="float">
            <text:p>2318.2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5.263" calcext:value-type="float">
            <text:p>7285.263</text:p>
          </table:table-cell>
          <table:table-cell office:value-type="float" office:value="2279.123" calcext:value-type="float">
            <text:p>2279.1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6" calcext:value-type="float">
            <text:p>18.86</text:p>
          </table:table-cell>
          <table:table-cell office:value-type="float" office:value="7285.457" calcext:value-type="float">
            <text:p>7285.457</text:p>
          </table:table-cell>
          <table:table-cell office:value-type="float" office:value="2289.958" calcext:value-type="float">
            <text:p>2289.9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4.894" calcext:value-type="float">
            <text:p>7284.894</text:p>
          </table:table-cell>
          <table:table-cell office:value-type="float" office:value="2295.551" calcext:value-type="float">
            <text:p>2295.5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0.433" calcext:value-type="float">
            <text:p>7290.433</text:p>
          </table:table-cell>
          <table:table-cell office:value-type="float" office:value="2318.945" calcext:value-type="float">
            <text:p>2318.9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0.35" calcext:value-type="float">
            <text:p>7290.35</text:p>
          </table:table-cell>
          <table:table-cell office:value-type="float" office:value="2283.373" calcext:value-type="float">
            <text:p>2283.3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0.639" calcext:value-type="float">
            <text:p>7290.639</text:p>
          </table:table-cell>
          <table:table-cell office:value-type="float" office:value="2281.742" calcext:value-type="float">
            <text:p>2281.7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4" calcext:value-type="float">
            <text:p>18.84</text:p>
          </table:table-cell>
          <table:table-cell office:value-type="float" office:value="7293.256" calcext:value-type="float">
            <text:p>7293.256</text:p>
          </table:table-cell>
          <table:table-cell office:value-type="float" office:value="2285.362" calcext:value-type="float">
            <text:p>2285.3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1.496" calcext:value-type="float">
            <text:p>7291.496</text:p>
          </table:table-cell>
          <table:table-cell office:value-type="float" office:value="2281.562" calcext:value-type="float">
            <text:p>2281.5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89.871" calcext:value-type="float">
            <text:p>7289.871</text:p>
          </table:table-cell>
          <table:table-cell office:value-type="float" office:value="2288.45" calcext:value-type="float">
            <text:p>2288.45</text:p>
          </table:table-cell>
        </table:table-row>
      </table:table>
      <table:table table:name="Pivot Table_cannon-su.2017-12-12.03.51.09.k80_1" table:style-name="ta1">
        <table:table-column table:style-name="co9" table:default-cell-style-name="ce5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0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0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6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p</text:p>
          </table:table-cell>
          <table:table-cell table:style-name="ce18" table:number-columns-repeated="12"/>
          <table:table-cell table:style-name="ce22"/>
        </table:table-row>
        <table:table-row table:style-name="ro1">
          <table:table-cell table:style-name="ce2"/>
          <table:table-cell table:style-name="ce8" office:value-type="string" calcext:value-type="string">
            <text:p>Average - GF/s</text:p>
          </table:table-cell>
          <table:table-cell table:style-name="ce13" table:number-columns-repeated="4"/>
          <table:table-cell table:style-name="ce13" office:value-type="string" calcext:value-type="string">
            <text:p>Average - t_mult_ms</text:p>
          </table:table-cell>
          <table:table-cell table:style-name="ce13" table:number-columns-repeated="4"/>
          <table:table-cell table:style-name="ce13" office:value-type="string" calcext:value-type="string">
            <text:p>Average - t_comm_ms</text:p>
          </table:table-cell>
          <table:table-cell table:style-name="ce13" table:number-columns-repeated="3"/>
          <table:table-cell table:style-name="ce23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24" office:value-type="float" office:value="256" calcext:value-type="float">
            <text:p>256</text:p>
          </table:table-cell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0" office:value-type="float" office:value="10.442" calcext:value-type="float">
            <text:p>10.442</text:p>
          </table:table-cell>
          <table:table-cell table:style-name="ce15" office:value-type="float" office:value="7.898" calcext:value-type="float">
            <text:p>7.898</text:p>
          </table:table-cell>
          <table:table-cell table:style-name="ce15" office:value-type="float" office:value="4.101" calcext:value-type="float">
            <text:p>4.101</text:p>
          </table:table-cell>
          <table:table-cell table:style-name="ce15" office:value-type="float" office:value="1.829" calcext:value-type="float">
            <text:p>1.829</text:p>
          </table:table-cell>
          <table:table-cell table:style-name="ce19" office:value-type="float" office:value="0.745" calcext:value-type="float">
            <text:p>0.745</text:p>
          </table:table-cell>
          <table:table-cell table:style-name="ce10" office:value-type="float" office:value="3.2271" calcext:value-type="float">
            <text:p>3.2271</text:p>
          </table:table-cell>
          <table:table-cell table:style-name="ce15" office:value-type="float" office:value="4.2674" calcext:value-type="float">
            <text:p>4.2674</text:p>
          </table:table-cell>
          <table:table-cell table:style-name="ce15" office:value-type="float" office:value="8.2072" calcext:value-type="float">
            <text:p>8.2072</text:p>
          </table:table-cell>
          <table:table-cell table:style-name="ce15" office:value-type="float" office:value="18.3412" calcext:value-type="float">
            <text:p>18.3412</text:p>
          </table:table-cell>
          <table:table-cell table:style-name="ce19" office:value-type="float" office:value="45.1591" calcext:value-type="float">
            <text:p>45.1591</text:p>
          </table:table-cell>
          <table:table-cell table:style-name="ce10" office:value-type="float" office:value="9.5899" calcext:value-type="float">
            <text:p>9.5899</text:p>
          </table:table-cell>
          <table:table-cell table:style-name="ce15" office:value-type="float" office:value="18.5018" calcext:value-type="float">
            <text:p>18.5018</text:p>
          </table:table-cell>
          <table:table-cell table:style-name="ce15" office:value-type="float" office:value="43.0245" calcext:value-type="float">
            <text:p>43.0245</text:p>
          </table:table-cell>
          <table:table-cell table:style-name="ce15" office:value-type="float" office:value="119.2657" calcext:value-type="float">
            <text:p>119.2657</text:p>
          </table:table-cell>
          <table:table-cell table:style-name="ce25" office:value-type="float" office:value="383.7054" calcext:value-type="float">
            <text:p>383.70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.292" calcext:value-type="float">
            <text:p>19.292</text:p>
          </table:table-cell>
          <table:table-cell office:value-type="float" office:value="19.204" calcext:value-type="float">
            <text:p>19.204</text:p>
          </table:table-cell>
          <table:table-cell office:value-type="float" office:value="17.697" calcext:value-type="float">
            <text:p>17.697</text:p>
          </table:table-cell>
          <table:table-cell office:value-type="float" office:value="15.349" calcext:value-type="float">
            <text:p>15.349</text:p>
          </table:table-cell>
          <table:table-cell office:value-type="float" office:value="9.088" calcext:value-type="float">
            <text:p>9.088</text:p>
          </table:table-cell>
          <table:table-cell office:value-type="float" office:value="111.3072" calcext:value-type="float">
            <text:p>111.3072</text:p>
          </table:table-cell>
          <table:table-cell office:value-type="float" office:value="111.8255" calcext:value-type="float">
            <text:p>111.8255</text:p>
          </table:table-cell>
          <table:table-cell office:value-type="float" office:value="121.3564" calcext:value-type="float">
            <text:p>121.3564</text:p>
          </table:table-cell>
          <table:table-cell office:value-type="float" office:value="139.9195" calcext:value-type="float">
            <text:p>139.9195</text:p>
          </table:table-cell>
          <table:table-cell office:value-type="float" office:value="236.2907" calcext:value-type="float">
            <text:p>236.2907</text:p>
          </table:table-cell>
          <table:table-cell office:value-type="float" office:value="36.0587" calcext:value-type="float">
            <text:p>36.0587</text:p>
          </table:table-cell>
          <table:table-cell office:value-type="float" office:value="80.3013" calcext:value-type="float">
            <text:p>80.3013</text:p>
          </table:table-cell>
          <table:table-cell office:value-type="float" office:value="184.1709" calcext:value-type="float">
            <text:p>184.1709</text:p>
          </table:table-cell>
          <table:table-cell office:value-type="float" office:value="528.6077" calcext:value-type="float">
            <text:p>528.6077</text:p>
          </table:table-cell>
          <table:table-cell office:value-type="float" office:value="1760.5045" calcext:value-type="float">
            <text:p>1760.504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8.672" calcext:value-type="float">
            <text:p>18.672</text:p>
          </table:table-cell>
          <table:table-cell office:value-type="float" office:value="18.793" calcext:value-type="float">
            <text:p>18.793</text:p>
          </table:table-cell>
          <table:table-cell office:value-type="float" office:value="18.871" calcext:value-type="float">
            <text:p>18.871</text:p>
          </table:table-cell>
          <table:table-cell office:value-type="float" office:value="18.857" calcext:value-type="float">
            <text:p>18.857</text:p>
          </table:table-cell>
          <table:table-cell office:value-type="float" office:value="18.968" calcext:value-type="float">
            <text:p>18.968</text:p>
          </table:table-cell>
          <table:table-cell office:value-type="float" office:value="7360.3367" calcext:value-type="float">
            <text:p>7360.3367</text:p>
          </table:table-cell>
          <table:table-cell office:value-type="float" office:value="7313.2981" calcext:value-type="float">
            <text:p>7313.2981</text:p>
          </table:table-cell>
          <table:table-cell office:value-type="float" office:value="7283.3908" calcext:value-type="float">
            <text:p>7283.3908</text:p>
          </table:table-cell>
          <table:table-cell office:value-type="float" office:value="7288.0407" calcext:value-type="float">
            <text:p>7288.0407</text:p>
          </table:table-cell>
          <table:table-cell office:value-type="float" office:value="7245.9902" calcext:value-type="float">
            <text:p>7245.9902</text:p>
          </table:table-cell>
          <table:table-cell office:value-type="float" office:value="215.4415" calcext:value-type="float">
            <text:p>215.4415</text:p>
          </table:table-cell>
          <table:table-cell office:value-type="float" office:value="375.1683" calcext:value-type="float">
            <text:p>375.1683</text:p>
          </table:table-cell>
          <table:table-cell office:value-type="float" office:value="861.8124" calcext:value-type="float">
            <text:p>861.8124</text:p>
          </table:table-cell>
          <table:table-cell office:value-type="float" office:value="2292.2274" calcext:value-type="float">
            <text:p>2292.2274</text:p>
          </table:table-cell>
          <table:table-cell office:value-type="float" office:value="7355.294" calcext:value-type="float">
            <text:p>7355.294</text:p>
          </table:table-cell>
        </table:table-row>
        <table:table-row table:style-name="ro1">
          <table:table-cell table:style-name="ce6" office:value-type="float" office:value="16384" calcext:value-type="float">
            <text:p>16384</text:p>
          </table:table-cell>
          <table:table-cell table:style-name="ce12" office:value-type="float" office:value="18.745" calcext:value-type="float">
            <text:p>18.745</text:p>
          </table:table-cell>
          <table:table-cell table:style-name="ce17" office:value-type="float" office:value="18.653" calcext:value-type="float">
            <text:p>18.653</text:p>
          </table:table-cell>
          <table:table-cell table:style-name="ce17" office:value-type="float" office:value="18.484" calcext:value-type="float">
            <text:p>18.484</text:p>
          </table:table-cell>
          <table:table-cell table:style-name="ce17" office:value-type="float" office:value="18.508" calcext:value-type="float">
            <text:p>18.508</text:p>
          </table:table-cell>
          <table:table-cell table:style-name="ce21" office:value-type="float" office:value="18.579" calcext:value-type="float">
            <text:p>18.579</text:p>
          </table:table-cell>
          <table:table-cell table:style-name="ce12" office:value-type="float" office:value="469255.0737" calcext:value-type="float">
            <text:p>469255.0737</text:p>
          </table:table-cell>
          <table:table-cell table:style-name="ce17" office:value-type="float" office:value="471577.5847" calcext:value-type="float">
            <text:p>471577.5847</text:p>
          </table:table-cell>
          <table:table-cell table:style-name="ce17" office:value-type="float" office:value="475864.8945" calcext:value-type="float">
            <text:p>475864.8945</text:p>
          </table:table-cell>
          <table:table-cell table:style-name="ce17" office:value-type="float" office:value="475245.1038" calcext:value-type="float">
            <text:p>475245.1038</text:p>
          </table:table-cell>
          <table:table-cell table:style-name="ce21" office:value-type="float" office:value="473410.0524" calcext:value-type="float">
            <text:p>473410.0524</text:p>
          </table:table-cell>
          <table:table-cell table:style-name="ce12" office:value-type="float" office:value="1842.7874" calcext:value-type="float">
            <text:p>1842.7874</text:p>
          </table:table-cell>
          <table:table-cell table:style-name="ce17" office:value-type="float" office:value="2573.4836" calcext:value-type="float">
            <text:p>2573.4836</text:p>
          </table:table-cell>
          <table:table-cell table:style-name="ce17" office:value-type="float" office:value="4334.7121" calcext:value-type="float">
            <text:p>4334.7121</text:p>
          </table:table-cell>
          <table:table-cell table:style-name="ce17" office:value-type="float" office:value="10770.5224" calcext:value-type="float">
            <text:p>10770.5224</text:p>
          </table:table-cell>
          <table:table-cell table:style-name="ce27" office:value-type="float" office:value="31394.0784" calcext:value-type="float">
            <text:p>31394.0784</text:p>
          </table:table-cell>
        </table:table-row>
      </table:table>
      <table:named-expressions/>
      <table:data-pilot-tables>
        <table:data-pilot-table table:name="DataPilot1" table:application-data="" table:target-range-address="'Pivot Table_cannon-su.2017-12-12.03.51.09.k80_1'.A1:'Pivot Table_cannon-su.2017-12-12.03.51.09.k80_1'.P7" table:buttons="'Pivot Table_cannon-su.2017-12-12.03.51.09.k80_1'.A3 'Pivot Table_cannon-su.2017-12-12.03.51.09.k80_1'.B1 'Pivot Table_cannon-su.2017-12-12.03.51.09.k80_1'.C1" table:grand-total="none" table:show-filter-button="false" table:drill-down-on-double-click="false">
          <table:source-cell-range table:cell-range-address="'cannon-su.2017-12-12.03.51.09.k80'.A1:'cannon-su.2017-12-12.03.51.09.k80'.J2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1024" table:display="true" table:show-details="true"/>
                <table:data-pilot-member table:name="4096" table:display="true" table:show-details="true"/>
                <table:data-pilot-member table:name="16384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F/s" table:orientation="data" table:used-hierarchy="0" table:function="average">
            <table:data-pilot-level table:show-empty="false" calcext:repeat-item-labels="false">
              <table:data-pilot-members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1.77" table:display="true" table:show-details="true"/>
                <table:data-pilot-member table:name="1.8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5" table:display="true" table:show-details="true"/>
                <table:data-pilot-member table:name="1.87" table:display="true" table:show-details="true"/>
                <table:data-pilot-member table:name="1.88" table:display="true" table:show-details="true"/>
                <table:data-pilot-member table:name="3.53" table:display="true" table:show-details="true"/>
                <table:data-pilot-member table:name="4.03" table:display="true" table:show-details="true"/>
                <table:data-pilot-member table:name="4.04" table:display="true" table:show-details="true"/>
                <table:data-pilot-member table:name="4.07" table:display="true" table:show-details="true"/>
                <table:data-pilot-member table:name="4.08" table:display="true" table:show-details="true"/>
                <table:data-pilot-member table:name="4.17" table:display="true" table:show-details="true"/>
                <table:data-pilot-member table:name="4.2" table:display="true" table:show-details="true"/>
                <table:data-pilot-member table:name="4.21" table:display="true" table:show-details="true"/>
                <table:data-pilot-member table:name="4.3" table:display="true" table:show-details="true"/>
                <table:data-pilot-member table:name="4.38" table:display="true" table:show-details="true"/>
                <table:data-pilot-member table:name="6.86" table:display="true" table:show-details="true"/>
                <table:data-pilot-member table:name="7.54" table:display="true" table:show-details="true"/>
                <table:data-pilot-member table:name="7.59" table:display="true" table:show-details="true"/>
                <table:data-pilot-member table:name="7.63" table:display="true" table:show-details="true"/>
                <table:data-pilot-member table:name="7.86" table:display="true" table:show-details="true"/>
                <table:data-pilot-member table:name="7.91" table:display="true" table:show-details="true"/>
                <table:data-pilot-member table:name="8.13" table:display="true" table:show-details="true"/>
                <table:data-pilot-member table:name="8.2" table:display="true" table:show-details="true"/>
                <table:data-pilot-member table:name="8.42" table:display="true" table:show-details="true"/>
                <table:data-pilot-member table:name="8.84" table:display="true" table:show-details="true"/>
                <table:data-pilot-member table:name="9.03" table:display="true" table:show-details="true"/>
                <table:data-pilot-member table:name="9.05" table:display="true" table:show-details="true"/>
                <table:data-pilot-member table:name="9.06" table:display="true" table:show-details="true"/>
                <table:data-pilot-member table:name="9.07" table:display="true" table:show-details="true"/>
                <table:data-pilot-member table:name="9.08" table:display="true" table:show-details="true"/>
                <table:data-pilot-member table:name="9.09" table:display="true" table:show-details="true"/>
                <table:data-pilot-member table:name="9.11" table:display="true" table:show-details="true"/>
                <table:data-pilot-member table:name="9.15" table:display="true" table:show-details="true"/>
                <table:data-pilot-member table:name="9.19" table:display="true" table:show-details="true"/>
                <table:data-pilot-member table:name="9.44" table:display="true" table:show-details="true"/>
                <table:data-pilot-member table:name="9.74" table:display="true" table:show-details="true"/>
                <table:data-pilot-member table:name="9.83" table:display="true" table:show-details="true"/>
                <table:data-pilot-member table:name="9.89" table:display="true" table:show-details="true"/>
                <table:data-pilot-member table:name="10.43" table:display="true" table:show-details="true"/>
                <table:data-pilot-member table:name="10.57" table:display="true" table:show-details="true"/>
                <table:data-pilot-member table:name="10.8" table:display="true" table:show-details="true"/>
                <table:data-pilot-member table:name="10.85" table:display="true" table:show-details="true"/>
                <table:data-pilot-member table:name="10.94" table:display="true" table:show-details="true"/>
                <table:data-pilot-member table:name="11.93" table:display="true" table:show-details="true"/>
                <table:data-pilot-member table:name="15.2" table:display="true" table:show-details="true"/>
                <table:data-pilot-member table:name="15.26" table:display="true" table:show-details="true"/>
                <table:data-pilot-member table:name="15.29" table:display="true" table:show-details="true"/>
                <table:data-pilot-member table:name="15.31" table:display="true" table:show-details="true"/>
                <table:data-pilot-member table:name="15.32" table:display="true" table:show-details="true"/>
                <table:data-pilot-member table:name="15.34" table:display="true" table:show-details="true"/>
                <table:data-pilot-member table:name="15.37" table:display="true" table:show-details="true"/>
                <table:data-pilot-member table:name="15.39" table:display="true" table:show-details="true"/>
                <table:data-pilot-member table:name="15.41" table:display="true" table:show-details="true"/>
                <table:data-pilot-member table:name="15.6" table:display="true" table:show-details="true"/>
                <table:data-pilot-member table:name="17.55" table:display="true" table:show-details="true"/>
                <table:data-pilot-member table:name="17.63" table:display="true" table:show-details="true"/>
                <table:data-pilot-member table:name="17.68" table:display="true" table:show-details="true"/>
                <table:data-pilot-member table:name="17.69" table:display="true" table:show-details="true"/>
                <table:data-pilot-member table:name="17.7" table:display="true" table:show-details="true"/>
                <table:data-pilot-member table:name="17.72" table:display="true" table:show-details="true"/>
                <table:data-pilot-member table:name="17.76" table:display="true" table:show-details="true"/>
                <table:data-pilot-member table:name="17.78" table:display="true" table:show-details="true"/>
                <table:data-pilot-member table:name="18.45" table:display="true" table:show-details="true"/>
                <table:data-pilot-member table:name="18.46" table:display="true" table:show-details="true"/>
                <table:data-pilot-member table:name="18.47" table:display="true" table:show-details="true"/>
                <table:data-pilot-member table:name="18.49" table:display="true" table:show-details="true"/>
                <table:data-pilot-member table:name="18.5" table:display="true" table:show-details="true"/>
                <table:data-pilot-member table:name="18.51" table:display="true" table:show-details="true"/>
                <table:data-pilot-member table:name="18.52" table:display="true" table:show-details="true"/>
                <table:data-pilot-member table:name="18.53" table:display="true" table:show-details="true"/>
                <table:data-pilot-member table:name="18.56" table:display="true" table:show-details="true"/>
                <table:data-pilot-member table:name="18.57" table:display="true" table:show-details="true"/>
                <table:data-pilot-member table:name="18.58" table:display="true" table:show-details="true"/>
                <table:data-pilot-member table:name="18.59" table:display="true" table:show-details="true"/>
                <table:data-pilot-member table:name="18.6" table:display="true" table:show-details="true"/>
                <table:data-pilot-member table:name="18.61" table:display="true" table:show-details="true"/>
                <table:data-pilot-member table:name="18.62" table:display="true" table:show-details="true"/>
                <table:data-pilot-member table:name="18.64" table:display="true" table:show-details="true"/>
                <table:data-pilot-member table:name="18.65" table:display="true" table:show-details="true"/>
                <table:data-pilot-member table:name="18.66" table:display="true" table:show-details="true"/>
                <table:data-pilot-member table:name="18.67" table:display="true" table:show-details="true"/>
                <table:data-pilot-member table:name="18.68" table:display="true" table:show-details="true"/>
                <table:data-pilot-member table:name="18.69" table:display="true" table:show-details="true"/>
                <table:data-pilot-member table:name="18.7" table:display="true" table:show-details="true"/>
                <table:data-pilot-member table:name="18.71" table:display="true" table:show-details="true"/>
                <table:data-pilot-member table:name="18.72" table:display="true" table:show-details="true"/>
                <table:data-pilot-member table:name="18.73" table:display="true" table:show-details="true"/>
                <table:data-pilot-member table:name="18.74" table:display="true" table:show-details="true"/>
                <table:data-pilot-member table:name="18.75" table:display="true" table:show-details="true"/>
                <table:data-pilot-member table:name="18.76" table:display="true" table:show-details="true"/>
                <table:data-pilot-member table:name="18.78" table:display="true" table:show-details="true"/>
                <table:data-pilot-member table:name="18.79" table:display="true" table:show-details="true"/>
                <table:data-pilot-member table:name="18.8" table:display="true" table:show-details="true"/>
                <table:data-pilot-member table:name="18.81" table:display="true" table:show-details="true"/>
                <table:data-pilot-member table:name="18.84" table:display="true" table:show-details="true"/>
                <table:data-pilot-member table:name="18.85" table:display="true" table:show-details="true"/>
                <table:data-pilot-member table:name="18.86" table:display="true" table:show-details="true"/>
                <table:data-pilot-member table:name="18.87" table:display="true" table:show-details="true"/>
                <table:data-pilot-member table:name="18.88" table:display="true" table:show-details="true"/>
                <table:data-pilot-member table:name="18.98" table:display="true" table:show-details="true"/>
                <table:data-pilot-member table:name="18.99" table:display="true" table:show-details="true"/>
                <table:data-pilot-member table:name="19.01" table:display="true" table:show-details="true"/>
                <table:data-pilot-member table:name="19.07" table:display="true" table:show-details="true"/>
                <table:data-pilot-member table:name="19.12" table:display="true" table:show-details="true"/>
                <table:data-pilot-member table:name="19.13" table:display="true" table:show-details="true"/>
                <table:data-pilot-member table:name="19.14" table:display="true" table:show-details="true"/>
                <table:data-pilot-member table:name="19.16" table:display="true" table:show-details="true"/>
                <table:data-pilot-member table:name="19.17" table:display="true" table:show-details="true"/>
                <table:data-pilot-member table:name="19.19" table:display="true" table:show-details="true"/>
                <table:data-pilot-member table:name="19.2" table:display="true" table:show-details="true"/>
                <table:data-pilot-member table:name="19.22" table:display="true" table:show-details="true"/>
                <table:data-pilot-member table:name="19.24" table:display="true" table:show-details="true"/>
                <table:data-pilot-member table:name="19.25" table:display="true" table:show-details="true"/>
                <table:data-pilot-member table:name="19.27" table:display="true" table:show-details="true"/>
                <table:data-pilot-member table:name="19.28" table:display="true" table:show-details="true"/>
                <table:data-pilot-member table:name="19.29" table:display="true" table:show-details="true"/>
                <table:data-pilot-member table:name="19.3" table:display="true" table:show-details="true"/>
                <table:data-pilot-member table:name="19.32" table:display="true" table:show-details="true"/>
                <table:data-pilot-member table:name="19.33" table:display="true" table:show-details="true"/>
                <table:data-pilot-member table:name="19.35" table:display="true" table:show-details="true"/>
                <table:data-pilot-member table:name="19.3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mult_ms" table:orientation="data" table:used-hierarchy="0" table:function="average">
            <table:data-pilot-level table:show-empty="false" calcext:repeat-item-labels="false">
              <table:data-pilot-members>
                <table:data-pilot-member table:name="2.812" table:display="true" table:show-details="true"/>
                <table:data-pilot-member table:name="3.067" table:display="true" table:show-details="true"/>
                <table:data-pilot-member table:name="3.092" table:display="true" table:show-details="true"/>
                <table:data-pilot-member table:name="3.106" table:display="true" table:show-details="true"/>
                <table:data-pilot-member table:name="3.174" table:display="true" table:show-details="true"/>
                <table:data-pilot-member table:name="3.216" table:display="true" table:show-details="true"/>
                <table:data-pilot-member table:name="3.393" table:display="true" table:show-details="true"/>
                <table:data-pilot-member table:name="3.412" table:display="true" table:show-details="true"/>
                <table:data-pilot-member table:name="3.446" table:display="true" table:show-details="true"/>
                <table:data-pilot-member table:name="3.553" table:display="true" table:show-details="true"/>
                <table:data-pilot-member table:name="3.795" table:display="true" table:show-details="true"/>
                <table:data-pilot-member table:name="3.987" table:display="true" table:show-details="true"/>
                <table:data-pilot-member table:name="4.094" table:display="true" table:show-details="true"/>
                <table:data-pilot-member table:name="4.129" table:display="true" table:show-details="true"/>
                <table:data-pilot-member table:name="4.244" table:display="true" table:show-details="true"/>
                <table:data-pilot-member table:name="4.27" table:display="true" table:show-details="true"/>
                <table:data-pilot-member table:name="4.398" table:display="true" table:show-details="true"/>
                <table:data-pilot-member table:name="4.419" table:display="true" table:show-details="true"/>
                <table:data-pilot-member table:name="4.45" table:display="true" table:show-details="true"/>
                <table:data-pilot-member table:name="4.888" table:display="true" table:show-details="true"/>
                <table:data-pilot-member table:name="7.653" table:display="true" table:show-details="true"/>
                <table:data-pilot-member table:name="7.8" table:display="true" table:show-details="true"/>
                <table:data-pilot-member table:name="7.977" table:display="true" table:show-details="true"/>
                <table:data-pilot-member table:name="7.988" table:display="true" table:show-details="true"/>
                <table:data-pilot-member table:name="8.048" table:display="true" table:show-details="true"/>
                <table:data-pilot-member table:name="8.221" table:display="true" table:show-details="true"/>
                <table:data-pilot-member table:name="8.245" table:display="true" table:show-details="true"/>
                <table:data-pilot-member table:name="8.307" table:display="true" table:show-details="true"/>
                <table:data-pilot-member table:name="8.335" table:display="true" table:show-details="true"/>
                <table:data-pilot-member table:name="9.498" table:display="true" table:show-details="true"/>
                <table:data-pilot-member table:name="17.801" table:display="true" table:show-details="true"/>
                <table:data-pilot-member table:name="17.982" table:display="true" table:show-details="true"/>
                <table:data-pilot-member table:name="18.122" table:display="true" table:show-details="true"/>
                <table:data-pilot-member table:name="18.165" table:display="true" table:show-details="true"/>
                <table:data-pilot-member table:name="18.302" table:display="true" table:show-details="true"/>
                <table:data-pilot-member table:name="18.447" table:display="true" table:show-details="true"/>
                <table:data-pilot-member table:name="18.535" table:display="true" table:show-details="true"/>
                <table:data-pilot-member table:name="18.55" table:display="true" table:show-details="true"/>
                <table:data-pilot-member table:name="18.596" table:display="true" table:show-details="true"/>
                <table:data-pilot-member table:name="18.912" table:display="true" table:show-details="true"/>
                <table:data-pilot-member table:name="43.838" table:display="true" table:show-details="true"/>
                <table:data-pilot-member table:name="44.175" table:display="true" table:show-details="true"/>
                <table:data-pilot-member table:name="44.293" table:display="true" table:show-details="true"/>
                <table:data-pilot-member table:name="44.979" table:display="true" table:show-details="true"/>
                <table:data-pilot-member table:name="45.151" table:display="true" table:show-details="true"/>
                <table:data-pilot-member table:name="45.295" table:display="true" table:show-details="true"/>
                <table:data-pilot-member table:name="45.505" table:display="true" table:show-details="true"/>
                <table:data-pilot-member table:name="45.553" table:display="true" table:show-details="true"/>
                <table:data-pilot-member table:name="46.037" table:display="true" table:show-details="true"/>
                <table:data-pilot-member table:name="46.765" table:display="true" table:show-details="true"/>
                <table:data-pilot-member table:name="110.784" table:display="true" table:show-details="true"/>
                <table:data-pilot-member table:name="110.793" table:display="true" table:show-details="true"/>
                <table:data-pilot-member table:name="110.954" table:display="true" table:show-details="true"/>
                <table:data-pilot-member table:name="111.068" table:display="true" table:show-details="true"/>
                <table:data-pilot-member table:name="111.133" table:display="true" table:show-details="true"/>
                <table:data-pilot-member table:name="111.151" table:display="true" table:show-details="true"/>
                <table:data-pilot-member table:name="111.249" table:display="true" table:show-details="true"/>
                <table:data-pilot-member table:name="111.362" table:display="true" table:show-details="true"/>
                <table:data-pilot-member table:name="111.444" table:display="true" table:show-details="true"/>
                <table:data-pilot-member table:name="111.47" table:display="true" table:show-details="true"/>
                <table:data-pilot-member table:name="111.559" table:display="true" table:show-details="true"/>
                <table:data-pilot-member table:name="111.623" table:display="true" table:show-details="true"/>
                <table:data-pilot-member table:name="111.736" table:display="true" table:show-details="true"/>
                <table:data-pilot-member table:name="111.861" table:display="true" table:show-details="true"/>
                <table:data-pilot-member table:name="111.931" table:display="true" table:show-details="true"/>
                <table:data-pilot-member table:name="112.035" table:display="true" table:show-details="true"/>
                <table:data-pilot-member table:name="112.102" table:display="true" table:show-details="true"/>
                <table:data-pilot-member table:name="112.171" table:display="true" table:show-details="true"/>
                <table:data-pilot-member table:name="112.303" table:display="true" table:show-details="true"/>
                <table:data-pilot-member table:name="112.598" table:display="true" table:show-details="true"/>
                <table:data-pilot-member table:name="120.801" table:display="true" table:show-details="true"/>
                <table:data-pilot-member table:name="120.807" table:display="true" table:show-details="true"/>
                <table:data-pilot-member table:name="120.92" table:display="true" table:show-details="true"/>
                <table:data-pilot-member table:name="121.164" table:display="true" table:show-details="true"/>
                <table:data-pilot-member table:name="121.304" table:display="true" table:show-details="true"/>
                <table:data-pilot-member table:name="121.427" table:display="true" table:show-details="true"/>
                <table:data-pilot-member table:name="121.47" table:display="true" table:show-details="true"/>
                <table:data-pilot-member table:name="121.495" table:display="true" table:show-details="true"/>
                <table:data-pilot-member table:name="121.829" table:display="true" table:show-details="true"/>
                <table:data-pilot-member table:name="122.347" table:display="true" table:show-details="true"/>
                <table:data-pilot-member table:name="137.637" table:display="true" table:show-details="true"/>
                <table:data-pilot-member table:name="139.352" table:display="true" table:show-details="true"/>
                <table:data-pilot-member table:name="139.533" table:display="true" table:show-details="true"/>
                <table:data-pilot-member table:name="139.705" table:display="true" table:show-details="true"/>
                <table:data-pilot-member table:name="140.027" table:display="true" table:show-details="true"/>
                <table:data-pilot-member table:name="140.198" table:display="true" table:show-details="true"/>
                <table:data-pilot-member table:name="140.289" table:display="true" table:show-details="true"/>
                <table:data-pilot-member table:name="140.455" table:display="true" table:show-details="true"/>
                <table:data-pilot-member table:name="140.748" table:display="true" table:show-details="true"/>
                <table:data-pilot-member table:name="141.251" table:display="true" table:show-details="true"/>
                <table:data-pilot-member table:name="233.73" table:display="true" table:show-details="true"/>
                <table:data-pilot-member table:name="234.626" table:display="true" table:show-details="true"/>
                <table:data-pilot-member table:name="235.768" table:display="true" table:show-details="true"/>
                <table:data-pilot-member table:name="236.195" table:display="true" table:show-details="true"/>
                <table:data-pilot-member table:name="236.569" table:display="true" table:show-details="true"/>
                <table:data-pilot-member table:name="236.655" table:display="true" table:show-details="true"/>
                <table:data-pilot-member table:name="236.913" table:display="true" table:show-details="true"/>
                <table:data-pilot-member table:name="237.294" table:display="true" table:show-details="true"/>
                <table:data-pilot-member table:name="237.296" table:display="true" table:show-details="true"/>
                <table:data-pilot-member table:name="237.861" table:display="true" table:show-details="true"/>
                <table:data-pilot-member table:name="7124.366" table:display="true" table:show-details="true"/>
                <table:data-pilot-member table:name="7157.866" table:display="true" table:show-details="true"/>
                <table:data-pilot-member table:name="7184.151" table:display="true" table:show-details="true"/>
                <table:data-pilot-member table:name="7228.264" table:display="true" table:show-details="true"/>
                <table:data-pilot-member table:name="7237.379" table:display="true" table:show-details="true"/>
                <table:data-pilot-member table:name="7242.485" table:display="true" table:show-details="true"/>
                <table:data-pilot-member table:name="7278.748" table:display="true" table:show-details="true"/>
                <table:data-pilot-member table:name="7278.917" table:display="true" table:show-details="true"/>
                <table:data-pilot-member table:name="7280.266" table:display="true" table:show-details="true"/>
                <table:data-pilot-member table:name="7281.03" table:display="true" table:show-details="true"/>
                <table:data-pilot-member table:name="7281.664" table:display="true" table:show-details="true"/>
                <table:data-pilot-member table:name="7283.58" table:display="true" table:show-details="true"/>
                <table:data-pilot-member table:name="7283.724" table:display="true" table:show-details="true"/>
                <table:data-pilot-member table:name="7284.432" table:display="true" table:show-details="true"/>
                <table:data-pilot-member table:name="7284.71" table:display="true" table:show-details="true"/>
                <table:data-pilot-member table:name="7284.894" table:display="true" table:show-details="true"/>
                <table:data-pilot-member table:name="7285.073" table:display="true" table:show-details="true"/>
                <table:data-pilot-member table:name="7285.174" table:display="true" table:show-details="true"/>
                <table:data-pilot-member table:name="7285.263" table:display="true" table:show-details="true"/>
                <table:data-pilot-member table:name="7285.457" table:display="true" table:show-details="true"/>
                <table:data-pilot-member table:name="7285.604" table:display="true" table:show-details="true"/>
                <table:data-pilot-member table:name="7289.871" table:display="true" table:show-details="true"/>
                <table:data-pilot-member table:name="7290.35" table:display="true" table:show-details="true"/>
                <table:data-pilot-member table:name="7290.433" table:display="true" table:show-details="true"/>
                <table:data-pilot-member table:name="7290.639" table:display="true" table:show-details="true"/>
                <table:data-pilot-member table:name="7291.496" table:display="true" table:show-details="true"/>
                <table:data-pilot-member table:name="7293.256" table:display="true" table:show-details="true"/>
                <table:data-pilot-member table:name="7305.841" table:display="true" table:show-details="true"/>
                <table:data-pilot-member table:name="7309.002" table:display="true" table:show-details="true"/>
                <table:data-pilot-member table:name="7309.775" table:display="true" table:show-details="true"/>
                <table:data-pilot-member table:name="7311.155" table:display="true" table:show-details="true"/>
                <table:data-pilot-member table:name="7312.9" table:display="true" table:show-details="true"/>
                <table:data-pilot-member table:name="7315.377" table:display="true" table:show-details="true"/>
                <table:data-pilot-member table:name="7315.738" table:display="true" table:show-details="true"/>
                <table:data-pilot-member table:name="7316.356" table:display="true" table:show-details="true"/>
                <table:data-pilot-member table:name="7318.391" table:display="true" table:show-details="true"/>
                <table:data-pilot-member table:name="7318.446" table:display="true" table:show-details="true"/>
                <table:data-pilot-member table:name="7328.155" table:display="true" table:show-details="true"/>
                <table:data-pilot-member table:name="7337.009" table:display="true" table:show-details="true"/>
                <table:data-pilot-member table:name="7339.961" table:display="true" table:show-details="true"/>
                <table:data-pilot-member table:name="7347.915" table:display="true" table:show-details="true"/>
                <table:data-pilot-member table:name="7354.923" table:display="true" table:show-details="true"/>
                <table:data-pilot-member table:name="7358.72" table:display="true" table:show-details="true"/>
                <table:data-pilot-member table:name="7358.749" table:display="true" table:show-details="true"/>
                <table:data-pilot-member table:name="7360.337" table:display="true" table:show-details="true"/>
                <table:data-pilot-member table:name="7360.595" table:display="true" table:show-details="true"/>
                <table:data-pilot-member table:name="7361.375" table:display="true" table:show-details="true"/>
                <table:data-pilot-member table:name="7363.99" table:display="true" table:show-details="true"/>
                <table:data-pilot-member table:name="7364.054" table:display="true" table:show-details="true"/>
                <table:data-pilot-member table:name="7372.709" table:display="true" table:show-details="true"/>
                <table:data-pilot-member table:name="468969.778" table:display="true" table:show-details="true"/>
                <table:data-pilot-member table:name="469081.555" table:display="true" table:show-details="true"/>
                <table:data-pilot-member table:name="469097.573" table:display="true" table:show-details="true"/>
                <table:data-pilot-member table:name="469158.179" table:display="true" table:show-details="true"/>
                <table:data-pilot-member table:name="469237.722" table:display="true" table:show-details="true"/>
                <table:data-pilot-member table:name="469253.328" table:display="true" table:show-details="true"/>
                <table:data-pilot-member table:name="469334.205" table:display="true" table:show-details="true"/>
                <table:data-pilot-member table:name="469415.168" table:display="true" table:show-details="true"/>
                <table:data-pilot-member table:name="469466.729" table:display="true" table:show-details="true"/>
                <table:data-pilot-member table:name="469536.5" table:display="true" table:show-details="true"/>
                <table:data-pilot-member table:name="470148.127" table:display="true" table:show-details="true"/>
                <table:data-pilot-member table:name="470974.634" table:display="true" table:show-details="true"/>
                <table:data-pilot-member table:name="471144.76" table:display="true" table:show-details="true"/>
                <table:data-pilot-member table:name="471363.11" table:display="true" table:show-details="true"/>
                <table:data-pilot-member table:name="471425.101" table:display="true" table:show-details="true"/>
                <table:data-pilot-member table:name="471666.156" table:display="true" table:show-details="true"/>
                <table:data-pilot-member table:name="471705.838" table:display="true" table:show-details="true"/>
                <table:data-pilot-member table:name="472376.012" table:display="true" table:show-details="true"/>
                <table:data-pilot-member table:name="472407.622" table:display="true" table:show-details="true"/>
                <table:data-pilot-member table:name="472564.487" table:display="true" table:show-details="true"/>
                <table:data-pilot-member table:name="472824.807" table:display="true" table:show-details="true"/>
                <table:data-pilot-member table:name="473056.326" table:display="true" table:show-details="true"/>
                <table:data-pilot-member table:name="473248.219" table:display="true" table:show-details="true"/>
                <table:data-pilot-member table:name="473292.048" table:display="true" table:show-details="true"/>
                <table:data-pilot-member table:name="473298.135" table:display="true" table:show-details="true"/>
                <table:data-pilot-member table:name="473414.087" table:display="true" table:show-details="true"/>
                <table:data-pilot-member table:name="473415.133" table:display="true" table:show-details="true"/>
                <table:data-pilot-member table:name="473419.216" table:display="true" table:show-details="true"/>
                <table:data-pilot-member table:name="473527.057" table:display="true" table:show-details="true"/>
                <table:data-pilot-member table:name="473614.101" table:display="true" table:show-details="true"/>
                <table:data-pilot-member table:name="473816.202" table:display="true" table:show-details="true"/>
                <table:data-pilot-member table:name="474809.466" table:display="true" table:show-details="true"/>
                <table:data-pilot-member table:name="474894.851" table:display="true" table:show-details="true"/>
                <table:data-pilot-member table:name="474938.268" table:display="true" table:show-details="true"/>
                <table:data-pilot-member table:name="474985.936" table:display="true" table:show-details="true"/>
                <table:data-pilot-member table:name="475022.673" table:display="true" table:show-details="true"/>
                <table:data-pilot-member table:name="475101.305" table:display="true" table:show-details="true"/>
                <table:data-pilot-member table:name="475365.156" table:display="true" table:show-details="true"/>
                <table:data-pilot-member table:name="475370.554" table:display="true" table:show-details="true"/>
                <table:data-pilot-member table:name="475550.309" table:display="true" table:show-details="true"/>
                <table:data-pilot-member table:name="475551.784" table:display="true" table:show-details="true"/>
                <table:data-pilot-member table:name="475670.202" table:display="true" table:show-details="true"/>
                <table:data-pilot-member table:name="476136.103" table:display="true" table:show-details="true"/>
                <table:data-pilot-member table:name="476188.765" table:display="true" table:show-details="true"/>
                <table:data-pilot-member table:name="476256.843" table:display="true" table:show-details="true"/>
                <table:data-pilot-member table:name="476292.549" table:display="true" table:show-details="true"/>
                <table:data-pilot-member table:name="476327.835" table:display="true" table:show-details="true"/>
                <table:data-pilot-member table:name="476434.049" table:display="true" table:show-details="true"/>
                <table:data-pilot-member table:name="476641.39" table:display="true" table:show-details="true"/>
                <table:data-pilot-member table:name="476737.13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comm_ms" table:orientation="data" table:used-hierarchy="0" table:function="average">
            <table:data-pilot-level table:show-empty="false" calcext:repeat-item-labels="false">
              <table:data-pilot-members>
                <table:data-pilot-member table:name="6.823" table:display="true" table:show-details="true"/>
                <table:data-pilot-member table:name="6.845" table:display="true" table:show-details="true"/>
                <table:data-pilot-member table:name="6.857" table:display="true" table:show-details="true"/>
                <table:data-pilot-member table:name="6.862" table:display="true" table:show-details="true"/>
                <table:data-pilot-member table:name="6.903" table:display="true" table:show-details="true"/>
                <table:data-pilot-member table:name="6.907" table:display="true" table:show-details="true"/>
                <table:data-pilot-member table:name="6.95" table:display="true" table:show-details="true"/>
                <table:data-pilot-member table:name="7.06" table:display="true" table:show-details="true"/>
                <table:data-pilot-member table:name="7.151" table:display="true" table:show-details="true"/>
                <table:data-pilot-member table:name="15.267" table:display="true" table:show-details="true"/>
                <table:data-pilot-member table:name="15.294" table:display="true" table:show-details="true"/>
                <table:data-pilot-member table:name="15.309" table:display="true" table:show-details="true"/>
                <table:data-pilot-member table:name="15.339" table:display="true" table:show-details="true"/>
                <table:data-pilot-member table:name="15.34" table:display="true" table:show-details="true"/>
                <table:data-pilot-member table:name="15.447" table:display="true" table:show-details="true"/>
                <table:data-pilot-member table:name="15.631" table:display="true" table:show-details="true"/>
                <table:data-pilot-member table:name="15.732" table:display="true" table:show-details="true"/>
                <table:data-pilot-member table:name="15.816" table:display="true" table:show-details="true"/>
                <table:data-pilot-member table:name="32.295" table:display="true" table:show-details="true"/>
                <table:data-pilot-member table:name="32.349" table:display="true" table:show-details="true"/>
                <table:data-pilot-member table:name="32.411" table:display="true" table:show-details="true"/>
                <table:data-pilot-member table:name="32.651" table:display="true" table:show-details="true"/>
                <table:data-pilot-member table:name="32.727" table:display="true" table:show-details="true"/>
                <table:data-pilot-member table:name="32.862" table:display="true" table:show-details="true"/>
                <table:data-pilot-member table:name="33.068" table:display="true" table:show-details="true"/>
                <table:data-pilot-member table:name="33.098" table:display="true" table:show-details="true"/>
                <table:data-pilot-member table:name="33.541" table:display="true" table:show-details="true"/>
                <table:data-pilot-member table:name="35.031" table:display="true" table:show-details="true"/>
                <table:data-pilot-member table:name="39.252" table:display="true" table:show-details="true"/>
                <table:data-pilot-member table:name="39.254" table:display="true" table:show-details="true"/>
                <table:data-pilot-member table:name="39.258" table:display="true" table:show-details="true"/>
                <table:data-pilot-member table:name="39.445" table:display="true" table:show-details="true"/>
                <table:data-pilot-member table:name="39.605" table:display="true" table:show-details="true"/>
                <table:data-pilot-member table:name="39.796" table:display="true" table:show-details="true"/>
                <table:data-pilot-member table:name="39.882" table:display="true" table:show-details="true"/>
                <table:data-pilot-member table:name="40.02" table:display="true" table:show-details="true"/>
                <table:data-pilot-member table:name="42.849" table:display="true" table:show-details="true"/>
                <table:data-pilot-member table:name="45.843" table:display="true" table:show-details="true"/>
                <table:data-pilot-member table:name="64.095" table:display="true" table:show-details="true"/>
                <table:data-pilot-member table:name="70.884" table:display="true" table:show-details="true"/>
                <table:data-pilot-member table:name="75.36" table:display="true" table:show-details="true"/>
                <table:data-pilot-member table:name="75.655" table:display="true" table:show-details="true"/>
                <table:data-pilot-member table:name="75.669" table:display="true" table:show-details="true"/>
                <table:data-pilot-member table:name="76.018" table:display="true" table:show-details="true"/>
                <table:data-pilot-member table:name="76.082" table:display="true" table:show-details="true"/>
                <table:data-pilot-member table:name="76.921" table:display="true" table:show-details="true"/>
                <table:data-pilot-member table:name="76.958" table:display="true" table:show-details="true"/>
                <table:data-pilot-member table:name="77.665" table:display="true" table:show-details="true"/>
                <table:data-pilot-member table:name="79.775" table:display="true" table:show-details="true"/>
                <table:data-pilot-member table:name="112.91" table:display="true" table:show-details="true"/>
                <table:data-pilot-member table:name="114.745" table:display="true" table:show-details="true"/>
                <table:data-pilot-member table:name="115.229" table:display="true" table:show-details="true"/>
                <table:data-pilot-member table:name="115.332" table:display="true" table:show-details="true"/>
                <table:data-pilot-member table:name="115.419" table:display="true" table:show-details="true"/>
                <table:data-pilot-member table:name="115.58" table:display="true" table:show-details="true"/>
                <table:data-pilot-member table:name="115.803" table:display="true" table:show-details="true"/>
                <table:data-pilot-member table:name="115.86" table:display="true" table:show-details="true"/>
                <table:data-pilot-member table:name="116.587" table:display="true" table:show-details="true"/>
                <table:data-pilot-member table:name="119.658" table:display="true" table:show-details="true"/>
                <table:data-pilot-member table:name="148.444" table:display="true" table:show-details="true"/>
                <table:data-pilot-member table:name="179.887" table:display="true" table:show-details="true"/>
                <table:data-pilot-member table:name="180.067" table:display="true" table:show-details="true"/>
                <table:data-pilot-member table:name="180.556" table:display="true" table:show-details="true"/>
                <table:data-pilot-member table:name="180.742" table:display="true" table:show-details="true"/>
                <table:data-pilot-member table:name="180.75" table:display="true" table:show-details="true"/>
                <table:data-pilot-member table:name="180.759" table:display="true" table:show-details="true"/>
                <table:data-pilot-member table:name="180.999" table:display="true" table:show-details="true"/>
                <table:data-pilot-member table:name="182.307" table:display="true" table:show-details="true"/>
                <table:data-pilot-member table:name="183.922" table:display="true" table:show-details="true"/>
                <table:data-pilot-member table:name="209.374" table:display="true" table:show-details="true"/>
                <table:data-pilot-member table:name="209.529" table:display="true" table:show-details="true"/>
                <table:data-pilot-member table:name="209.601" table:display="true" table:show-details="true"/>
                <table:data-pilot-member table:name="209.613" table:display="true" table:show-details="true"/>
                <table:data-pilot-member table:name="209.749" table:display="true" table:show-details="true"/>
                <table:data-pilot-member table:name="209.921" table:display="true" table:show-details="true"/>
                <table:data-pilot-member table:name="210.71" table:display="true" table:show-details="true"/>
                <table:data-pilot-member table:name="211.72" table:display="true" table:show-details="true"/>
                <table:data-pilot-member table:name="213.596" table:display="true" table:show-details="true"/>
                <table:data-pilot-member table:name="231.511" table:display="true" table:show-details="true"/>
                <table:data-pilot-member table:name="240.811" table:display="true" table:show-details="true"/>
                <table:data-pilot-member table:name="370.719" table:display="true" table:show-details="true"/>
                <table:data-pilot-member table:name="371.042" table:display="true" table:show-details="true"/>
                <table:data-pilot-member table:name="371.141" table:display="true" table:show-details="true"/>
                <table:data-pilot-member table:name="371.468" table:display="true" table:show-details="true"/>
                <table:data-pilot-member table:name="371.608" table:display="true" table:show-details="true"/>
                <table:data-pilot-member table:name="371.862" table:display="true" table:show-details="true"/>
                <table:data-pilot-member table:name="373.68" table:display="true" table:show-details="true"/>
                <table:data-pilot-member table:name="374.007" table:display="true" table:show-details="true"/>
                <table:data-pilot-member table:name="375.091" table:display="true" table:show-details="true"/>
                <table:data-pilot-member table:name="378.619" table:display="true" table:show-details="true"/>
                <table:data-pilot-member table:name="379.013" table:display="true" table:show-details="true"/>
                <table:data-pilot-member table:name="379.242" table:display="true" table:show-details="true"/>
                <table:data-pilot-member table:name="379.374" table:display="true" table:show-details="true"/>
                <table:data-pilot-member table:name="379.924" table:display="true" table:show-details="true"/>
                <table:data-pilot-member table:name="381" table:display="true" table:show-details="true"/>
                <table:data-pilot-member table:name="381.146" table:display="true" table:show-details="true"/>
                <table:data-pilot-member table:name="381.316" table:display="true" table:show-details="true"/>
                <table:data-pilot-member table:name="381.539" table:display="true" table:show-details="true"/>
                <table:data-pilot-member table:name="401.065" table:display="true" table:show-details="true"/>
                <table:data-pilot-member table:name="415.881" table:display="true" table:show-details="true"/>
                <table:data-pilot-member table:name="523.786" table:display="true" table:show-details="true"/>
                <table:data-pilot-member table:name="523.921" table:display="true" table:show-details="true"/>
                <table:data-pilot-member table:name="524.247" table:display="true" table:show-details="true"/>
                <table:data-pilot-member table:name="525.61" table:display="true" table:show-details="true"/>
                <table:data-pilot-member table:name="525.698" table:display="true" table:show-details="true"/>
                <table:data-pilot-member table:name="525.756" table:display="true" table:show-details="true"/>
                <table:data-pilot-member table:name="525.759" table:display="true" table:show-details="true"/>
                <table:data-pilot-member table:name="525.836" table:display="true" table:show-details="true"/>
                <table:data-pilot-member table:name="527.871" table:display="true" table:show-details="true"/>
                <table:data-pilot-member table:name="557.593" table:display="true" table:show-details="true"/>
                <table:data-pilot-member table:name="850.403" table:display="true" table:show-details="true"/>
                <table:data-pilot-member table:name="850.48" table:display="true" table:show-details="true"/>
                <table:data-pilot-member table:name="851.065" table:display="true" table:show-details="true"/>
                <table:data-pilot-member table:name="851.111" table:display="true" table:show-details="true"/>
                <table:data-pilot-member table:name="852.884" table:display="true" table:show-details="true"/>
                <table:data-pilot-member table:name="854.397" table:display="true" table:show-details="true"/>
                <table:data-pilot-member table:name="856.686" table:display="true" table:show-details="true"/>
                <table:data-pilot-member table:name="877.659" table:display="true" table:show-details="true"/>
                <table:data-pilot-member table:name="882.512" table:display="true" table:show-details="true"/>
                <table:data-pilot-member table:name="890.927" table:display="true" table:show-details="true"/>
                <table:data-pilot-member table:name="1755.46" table:display="true" table:show-details="true"/>
                <table:data-pilot-member table:name="1755.761" table:display="true" table:show-details="true"/>
                <table:data-pilot-member table:name="1756.286" table:display="true" table:show-details="true"/>
                <table:data-pilot-member table:name="1757.147" table:display="true" table:show-details="true"/>
                <table:data-pilot-member table:name="1757.233" table:display="true" table:show-details="true"/>
                <table:data-pilot-member table:name="1757.397" table:display="true" table:show-details="true"/>
                <table:data-pilot-member table:name="1758.445" table:display="true" table:show-details="true"/>
                <table:data-pilot-member table:name="1758.544" table:display="true" table:show-details="true"/>
                <table:data-pilot-member table:name="1758.814" table:display="true" table:show-details="true"/>
                <table:data-pilot-member table:name="1789.958" table:display="true" table:show-details="true"/>
                <table:data-pilot-member table:name="1833.944" table:display="true" table:show-details="true"/>
                <table:data-pilot-member table:name="1835.254" table:display="true" table:show-details="true"/>
                <table:data-pilot-member table:name="1836.125" table:display="true" table:show-details="true"/>
                <table:data-pilot-member table:name="1837.789" table:display="true" table:show-details="true"/>
                <table:data-pilot-member table:name="1838.507" table:display="true" table:show-details="true"/>
                <table:data-pilot-member table:name="1839.886" table:display="true" table:show-details="true"/>
                <table:data-pilot-member table:name="1840.113" table:display="true" table:show-details="true"/>
                <table:data-pilot-member table:name="1840.227" table:display="true" table:show-details="true"/>
                <table:data-pilot-member table:name="1842.989" table:display="true" table:show-details="true"/>
                <table:data-pilot-member table:name="1883.04" table:display="true" table:show-details="true"/>
                <table:data-pilot-member table:name="2279.123" table:display="true" table:show-details="true"/>
                <table:data-pilot-member table:name="2281.562" table:display="true" table:show-details="true"/>
                <table:data-pilot-member table:name="2281.742" table:display="true" table:show-details="true"/>
                <table:data-pilot-member table:name="2283.373" table:display="true" table:show-details="true"/>
                <table:data-pilot-member table:name="2285.362" table:display="true" table:show-details="true"/>
                <table:data-pilot-member table:name="2288.45" table:display="true" table:show-details="true"/>
                <table:data-pilot-member table:name="2289.958" table:display="true" table:show-details="true"/>
                <table:data-pilot-member table:name="2295.551" table:display="true" table:show-details="true"/>
                <table:data-pilot-member table:name="2318.208" table:display="true" table:show-details="true"/>
                <table:data-pilot-member table:name="2318.945" table:display="true" table:show-details="true"/>
                <table:data-pilot-member table:name="2561.959" table:display="true" table:show-details="true"/>
                <table:data-pilot-member table:name="2562.55" table:display="true" table:show-details="true"/>
                <table:data-pilot-member table:name="2563.187" table:display="true" table:show-details="true"/>
                <table:data-pilot-member table:name="2563.295" table:display="true" table:show-details="true"/>
                <table:data-pilot-member table:name="2565.404" table:display="true" table:show-details="true"/>
                <table:data-pilot-member table:name="2566.993" table:display="true" table:show-details="true"/>
                <table:data-pilot-member table:name="2568.035" table:display="true" table:show-details="true"/>
                <table:data-pilot-member table:name="2577.959" table:display="true" table:show-details="true"/>
                <table:data-pilot-member table:name="2595.256" table:display="true" table:show-details="true"/>
                <table:data-pilot-member table:name="2610.198" table:display="true" table:show-details="true"/>
                <table:data-pilot-member table:name="4323.87" table:display="true" table:show-details="true"/>
                <table:data-pilot-member table:name="4329.261" table:display="true" table:show-details="true"/>
                <table:data-pilot-member table:name="4329.421" table:display="true" table:show-details="true"/>
                <table:data-pilot-member table:name="4331.699" table:display="true" table:show-details="true"/>
                <table:data-pilot-member table:name="4334.341" table:display="true" table:show-details="true"/>
                <table:data-pilot-member table:name="4334.95" table:display="true" table:show-details="true"/>
                <table:data-pilot-member table:name="4335.503" table:display="true" table:show-details="true"/>
                <table:data-pilot-member table:name="4335.962" table:display="true" table:show-details="true"/>
                <table:data-pilot-member table:name="4338.215" table:display="true" table:show-details="true"/>
                <table:data-pilot-member table:name="4353.899" table:display="true" table:show-details="true"/>
                <table:data-pilot-member table:name="7347.009" table:display="true" table:show-details="true"/>
                <table:data-pilot-member table:name="7347.693" table:display="true" table:show-details="true"/>
                <table:data-pilot-member table:name="7350.332" table:display="true" table:show-details="true"/>
                <table:data-pilot-member table:name="7351.183" table:display="true" table:show-details="true"/>
                <table:data-pilot-member table:name="7351.287" table:display="true" table:show-details="true"/>
                <table:data-pilot-member table:name="7351.56" table:display="true" table:show-details="true"/>
                <table:data-pilot-member table:name="7353.513" table:display="true" table:show-details="true"/>
                <table:data-pilot-member table:name="7355.906" table:display="true" table:show-details="true"/>
                <table:data-pilot-member table:name="7358.988" table:display="true" table:show-details="true"/>
                <table:data-pilot-member table:name="7385.469" table:display="true" table:show-details="true"/>
                <table:data-pilot-member table:name="10302.685" table:display="true" table:show-details="true"/>
                <table:data-pilot-member table:name="10417.991" table:display="true" table:show-details="true"/>
                <table:data-pilot-member table:name="10731.037" table:display="true" table:show-details="true"/>
                <table:data-pilot-member table:name="10734.748" table:display="true" table:show-details="true"/>
                <table:data-pilot-member table:name="10751.168" table:display="true" table:show-details="true"/>
                <table:data-pilot-member table:name="10752.418" table:display="true" table:show-details="true"/>
                <table:data-pilot-member table:name="10755.639" table:display="true" table:show-details="true"/>
                <table:data-pilot-member table:name="10790.816" table:display="true" table:show-details="true"/>
                <table:data-pilot-member table:name="11032.663" table:display="true" table:show-details="true"/>
                <table:data-pilot-member table:name="11436.059" table:display="true" table:show-details="true"/>
                <table:data-pilot-member table:name="30743.188" table:display="true" table:show-details="true"/>
                <table:data-pilot-member table:name="30779.39" table:display="true" table:show-details="true"/>
                <table:data-pilot-member table:name="31175.16" table:display="true" table:show-details="true"/>
                <table:data-pilot-member table:name="31195.207" table:display="true" table:show-details="true"/>
                <table:data-pilot-member table:name="31248.275" table:display="true" table:show-details="true"/>
                <table:data-pilot-member table:name="31653.061" table:display="true" table:show-details="true"/>
                <table:data-pilot-member table:name="31721.802" table:display="true" table:show-details="true"/>
                <table:data-pilot-member table:name="31754.372" table:display="true" table:show-details="true"/>
                <table:data-pilot-member table:name="31765.046" table:display="true" table:show-details="true"/>
                <table:data-pilot-member table:name="31905.28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2T12:08:53.351672015</dc:date>
    <meta:editing-duration>PT12M27S</meta:editing-duration>
    <meta:editing-cycles>1</meta:editing-cycles>
    <meta:document-statistic meta:table-count="2" meta:cell-count="2095" meta:object-count="0"/>
  </office:meta>
</office:document-meta>
</file>